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508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1.0437in"/>
    </style:style>
    <style:style style:name="ro1" style:family="table-row">
      <style:table-row-properties style:row-height="2.9028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89in" fo:break-before="auto" style:use-optimal-row-height="false"/>
    </style:style>
    <style:style style:name="ta1" style:family="table" style:master-page-name="PageStyle_5f_12-bit">
      <style:table-properties table:display="true" style:writing-mode="lr-tb"/>
    </style:style>
    <style:style style:name="ta2" style:family="table" style:master-page-name="PageStyle_5f_16-bit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 (Body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 (Body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 style:data-style-name="N116"/>
    <style:style style:name="ce5" style:family="table-cell" style:parent-style-name="Excel_20_Built-in_20_Normal" style:data-style-name="N8002"/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11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9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in" style:writing-mode="page"/>
    </style:style>
    <style:style style:name="ce13" style:family="table-cell" style:parent-style-name="Excel_20_Built-in_20_Normal" style:data-style-name="N8061"/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 (Body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 style:data-style-name="N8141"/>
    <style:style style:name="gr1" style:family="graphic">
      <style:graphic-properties draw:stroke="solid" svg:stroke-width="0.0102in" svg:stroke-color="#bcbcbc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sub 58%" style:font-name="Calibri (Body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 (Body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-bit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1" table:visibility="collapse" table:number-columns-repeated="4" table:default-cell-style-name="Excel_20_Built-in_20_Normal"/>
        <table:table-column table:style-name="co2" table:number-columns-repeated="2" table:default-cell-style-name="Excel_20_Built-in_20_Normal"/>
        <table:table-column table:style-name="co1" table:visibility="collapse" table:default-cell-style-name="Excel_20_Built-in_20_Normal"/>
        <table:table-column table:style-name="co2" table:number-columns-repeated="2" table:default-cell-style-name="Excel_20_Built-in_20_Normal"/>
        <table:table-column table:style-name="co1" table:visibility="collapse" table:default-cell-style-name="Excel_20_Built-in_20_Normal"/>
        <table:table-column table:style-name="co2" table:number-columns-repeated="2" table:default-cell-style-name="Excel_20_Built-in_20_Normal"/>
        <table:table-column table:style-name="co1" table:visibility="collapse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visibility="collapse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5" table:number-columns-repeated="1001" table:default-cell-style-name="Excel_20_Built-in_20_Normal"/>
        <table:table-row table:style-name="ro1">
          <table:table-cell>
            <draw:custom-shape table:end-cell-address="'12-bit'.X1" table:end-x="0.6831in" table:end-y="2.8913in" draw:z-index="1" draw:name="TextBox 2" draw:style-name="gr1" draw:text-style-name="P1" svg:width="12.9252in" svg:height="2.8913in" svg:x="0.0295in" svg:y="0in">
              <text:p text:style-name="P1"><text:span text:style-name="T1">EE4951 Shunt Resistance Calculation</text:span></text:p>
              <text:p text:style-name="P1"><text:span text:style-name="T1"><text:s text:c="2"/></text:span></text:p>
              <text:p text:style-name="P1"><text:span text:style-name="T1">- Assumes an amp gain</text:span></text:p>
              <text:p text:style-name="P1"><text:span text:style-name="T1">- Minimum input voltage value chosen to be &gt; 20 LSBs</text:span></text:p>
              <text:p text:style-name="P1"><text:span text:style-name="T1">- Uses 12-bit ADC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2"/>
          <table:table-cell>
            <draw:frame table:end-cell-address="'12-bit'.AN35" table:end-x="0.6264in" table:end-y="0.137in" draw:z-index="0" draw:name="Chart 1" draw:style-name="gr2" draw:text-style-name="P2" svg:width="14.9075in" svg:height="10.3449in" svg:x="0.0433in" svg:y="0in">
              <draw:object draw:notify-on-update-of-ranges="'12-bit'.A5:'12-bit'.A18 '12-bit'.F4:'12-bit'.F4 '12-bit'.F5:'12-bit'.F18 '12-bit'.L4:'12-bit'.L4 '12-bit'.L5:'12-bit'.L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table:number-columns-spanned="1" table:number-rows-spanned="2">
            <text:p>Resistance (Ω)</text:p>
          </table:table-cell>
          <table:table-cell table:style-name="ce1" office:value-type="string" table:number-columns-spanned="1" table:number-rows-spanned="2">
            <text:p>Tolerance</text:p>
          </table:table-cell>
          <table:table-cell table:style-name="ce1" office:value-type="string" table:number-columns-spanned="2" table:number-rows-spanned="1">
            <text:p>Voltage</text:p>
          </table:table-cell>
          <table:covered-table-cell table:style-name="ce2"/>
          <table:table-cell table:style-name="ce2"/>
          <table:table-cell table:style-name="ce1" office:value-type="string" table:number-columns-spanned="15" table:number-rows-spanned="1">
            <text:p>Current</text:p>
          </table:table-cell>
          <table:covered-table-cell table:number-columns-repeated="14" table:style-name="ce2"/>
          <table:table-cell table:style-name="ce1" office:value-type="string" table:number-columns-spanned="1" table:number-rows-spanned="2">
            <text:p>P<text:span text:style-name="T2">dis Max</text:span><text:span text:style-name="T3"> (mW)</text:span></text:p>
          </table:table-cell>
          <table:table-cell table:style-name="ce1" office:value-type="string" table:number-columns-spanned="1" table:number-rows-spanned="2">
            <text:p>V<text:span text:style-name="T2">burden Max</text:span><text:span text:style-name="T3"> </text:span><text:span text:style-name="T3">(mV)</text:span></text:p>
          </table:table-cell>
          <table:table-cell table:style-name="ce1" office:value-type="string" table:number-columns-spanned="1" table:number-rows-spanned="2">
            <text:p>MFG_PN (Resistor)</text:p>
          </table:table-cell>
          <table:table-cell table:style-name="ce14" table:number-columns-repeated="8"/>
          <table:table-cell table:number-columns-repeated="993"/>
        </table:table-row>
        <table:table-row table:style-name="ro3">
          <table:covered-table-cell table:number-columns-repeated="2" table:style-name="ce2"/>
          <table:table-cell table:style-name="ce2" office:value-type="string">
            <text:p>Min (V)</text:p>
          </table:table-cell>
          <table:table-cell table:style-name="ce2" office:value-type="string">
            <text:p>Max (V)</text:p>
          </table:table-cell>
          <table:table-cell table:style-name="ce2" office:value-type="string">
            <text:p>Amp Gain</text:p>
          </table:table-cell>
          <table:table-cell table:style-name="ce1" office:value-type="string" table:number-columns-spanned="3" table:number-rows-spanned="1">
            <text:p>Min (A)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Max (A)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Range (A)</text:p>
          </table:table-cell>
          <table:covered-table-cell table:number-columns-repeated="2" table:style-name="ce2"/>
          <table:table-cell table:style-name="ce1" office:value-type="string" table:number-columns-spanned="6" table:number-rows-spanned="1">
            <text:p>Overlap</text:p>
          </table:table-cell>
          <table:covered-table-cell table:number-columns-repeated="8" table:style-name="ce2"/>
          <table:table-cell table:style-name="ce14" table:number-columns-repeated="8"/>
          <table:table-cell table:number-columns-repeated="993"/>
        </table:table-row>
        <table:table-row table:style-name="ro2">
          <table:table-cell office:value-type="float" office:value="0.005">
            <text:p>0.005</text:p>
          </table:table-cell>
          <table:table-cell table:style-name="ce3"/>
          <table:table-cell table:formula="of:=IF([.A5];3.3*20/([.E5]*POWER(2;12));&quot;&quot;)" office:value-type="float" office:value="0.0001611328125">
            <text:p>0.0001611328</text:p>
          </table:table-cell>
          <table:table-cell table:formula="of:=IF([.A5];3.3/[.E5];&quot;&quot;)" office:value-type="float" office:value="0.033">
            <text:p>0.033</text:p>
          </table:table-cell>
          <table:table-cell office:value-type="float" office:value="100">
            <text:p>100</text:p>
          </table:table-cell>
          <table:table-cell table:formula="of:=IF([.A5];[.C5]/[.A5];&quot;&quot;)" office:value-type="float" office:value="0.0322265625">
            <text:p>0.0322265625</text:p>
          </table:table-cell>
          <table:table-cell table:style-name="ce4" table:formula="of:=IF([.F5]&gt;1;[.F5];IF([.F5]&gt;0.001;[.F5]*1000;IF([.F5]&gt;0.000001;1000000*[.F5];IF([.F5]&gt;[.F5]&gt;0.000000001;[.F5]*1000000000;&quot;&quot;))))" office:value-type="float" office:value="32.2265625">
            <text:p>32.2</text:p>
          </table:table-cell>
          <table:table-cell table:formula="of:=IF([.A5];IF([.F5]&gt;1;&quot;A&quot;;IF([.F5]&gt;0.001;&quot;mA&quot;;IF([.F5]&gt;0.000001;&quot;uA&quot;;IF([.F5]&gt;0.000000001;&quot;nA&quot;;&quot;&quot;))));&quot;&quot;)" office:value-type="string" office:string-value="mA">
            <text:p>mA</text:p>
          </table:table-cell>
          <table:table-cell table:formula="of:=IF([.A5];[.D5]/[.A5];&quot;&quot;)" office:value-type="float" office:value="6.6">
            <text:p>6.6</text:p>
          </table:table-cell>
          <table:table-cell table:style-name="ce4" table:formula="of:=IF([.I5]&gt;1;[.I5];IF([.I5]&gt;0.001;[.I5]*1000;IF([.I5]&gt;0.000001;1000000*[.I5];IF([.I5]&gt;[.I5]&gt;0.000000001;[.I5]*1000000000;&quot;&quot;))))" office:value-type="float" office:value="6.6">
            <text:p>6.6</text:p>
          </table:table-cell>
          <table:table-cell table:formula="of:=IF([.A5];IF([.I5]&gt;1;&quot;A&quot;;IF([.I5]&gt;0.001;&quot;mA&quot;;IF([.I5]&gt;0.000001;&quot;uA&quot;;IF([.I5]&gt;0.000000001;&quot;nA&quot;;&quot;&quot;))));&quot;&quot;)" office:value-type="string" office:string-value="A">
            <text:p>A</text:p>
          </table:table-cell>
          <table:table-cell table:formula="of:=IF([.A5];[.I5]-[.F5];&quot;&quot;)" office:value-type="float" office:value="6.5677734375">
            <text:p>6.5677734375</text:p>
          </table:table-cell>
          <table:table-cell table:style-name="ce4" table:formula="of:=IF([.L5]&gt;1;[.L5];IF([.L5]&gt;0.001;[.L5]*1000;IF([.L5]&gt;0.000001;1000000*[.L5];IF([.L5]&gt;[.L5]&gt;0.000000001;[.L5]*1000000000;&quot;&quot;))))" office:value-type="float" office:value="6.5677734375">
            <text:p>6.6</text:p>
          </table:table-cell>
          <table:table-cell table:formula="of:=IF([.A5];IF([.L5]&gt;1;&quot;A&quot;;IF([.L5]&gt;0.001;&quot;mA&quot;;IF([.L5]&gt;0.000001;&quot;uA&quot;;IF([.L5]&gt;0.000000001;&quot;nA&quot;;&quot;&quot;))));&quot;&quot;)" office:value-type="string" office:string-value="A">
            <text:p>A</text:p>
          </table:table-cell>
          <table:table-cell table:style-name="ce6" table:formula="of:=IF([.A6];[.I6]-[.F5];&quot;&quot;)" office:value-type="float" office:value="0.2977734375" table:number-columns-spanned="1" table:number-rows-spanned="2">
            <text:p>0.2977734375</text:p>
          </table:table-cell>
          <table:table-cell table:style-name="ce8" table:formula="of:=IF([.A6];IF([.O5]&gt;1;[.O5];IF([.O5]&gt;0.001;[.O5]*1000;IF([.O5]&gt;0.000001;1000000*[.O5];IF([.O5]&gt;[.O5]&gt;0.000000001;[.O5]*1000000000;&quot;&quot;))));&quot;&quot;)" office:value-type="float" office:value="297.7734375" table:number-columns-spanned="1" table:number-rows-spanned="2">
            <text:p>297.8</text:p>
          </table:table-cell>
          <table:table-cell table:style-name="ce10" table:formula="of:=IF([.A6];IF([.G5];IF([.O5]&gt;1;&quot;A&quot;;IF([.O5]&gt;0.001;&quot;mA&quot;;IF([.O5]&gt;0.000001;&quot;uA&quot;;IF([.O5]&gt;0.000000001;&quot;nA&quot;;&quot;&quot;))));&quot;&quot;);&quot;&quot;)" office:value-type="string" office:string-value="mA" table:number-columns-spanned="1" table:number-rows-spanned="2">
            <text:p>mA</text:p>
          </table:table-cell>
          <table:table-cell table:style-name="ce7"/>
          <table:table-cell table:number-columns-repeated="2"/>
          <table:table-cell table:style-name="ce4" table:formula="of:=IF([.A5];1000*[.I5]*[.I5]*[.A5];&quot;&quot;)" office:value-type="float" office:value="217.8">
            <text:p>217.8</text:p>
          </table:table-cell>
          <table:table-cell table:style-name="ce5" table:formula="of:=IF([.A5];1000*[.I5]*[.A5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 office:value-type="float" office:value="0.1">
            <text:p>0.1</text:p>
          </table:table-cell>
          <table:table-cell table:style-name="ce3"/>
          <table:table-cell table:formula="of:=IF([.A6];3.3*20/([.E6]*POWER(2;12));&quot;&quot;)" office:value-type="float" office:value="0.0001611328125">
            <text:p>0.0001611328</text:p>
          </table:table-cell>
          <table:table-cell table:formula="of:=IF([.A6];3.3/[.E6];&quot;&quot;)" office:value-type="float" office:value="0.033">
            <text:p>0.033</text:p>
          </table:table-cell>
          <table:table-cell table:formula="of:=IF([.A6];[.E5];&quot;&quot;)" office:value-type="float" office:value="100">
            <text:p>100</text:p>
          </table:table-cell>
          <table:table-cell table:formula="of:=IF([.A6];[.C6]/[.A6];&quot;&quot;)" office:value-type="float" office:value="0.001611328125">
            <text:p>0.0016113281</text:p>
          </table:table-cell>
          <table:table-cell table:style-name="ce4" table:formula="of:=IF([.F6]&gt;1;[.F6];IF([.F6]&gt;0.001;[.F6]*1000;IF([.F6]&gt;0.000001;1000000*[.F6];IF([.F6]&gt;[.F6]&gt;0.000000001;[.F6]*1000000000;&quot;&quot;))))" office:value-type="float" office:value="1.611328125">
            <text:p>1.6</text:p>
          </table:table-cell>
          <table:table-cell table:formula="of:=IF([.A6];IF([.F6]&gt;1;&quot;A&quot;;IF([.F6]&gt;0.001;&quot;mA&quot;;IF([.F6]&gt;0.000001;&quot;uA&quot;;IF([.F6]&gt;0.000000001;&quot;nA&quot;;&quot;&quot;))));&quot;&quot;)" office:value-type="string" office:string-value="mA">
            <text:p>mA</text:p>
          </table:table-cell>
          <table:table-cell table:formula="of:=IF([.A6];[.D6]/[.A6];&quot;&quot;)" office:value-type="float" office:value="0.33">
            <text:p>0.33</text:p>
          </table:table-cell>
          <table:table-cell table:style-name="ce4" table:formula="of:=IF([.I6]&gt;1;[.I6];IF([.I6]&gt;0.001;[.I6]*1000;IF([.I6]&gt;0.000001;1000000*[.I6];IF([.I6]&gt;[.I6]&gt;0.000000001;[.I6]*1000000000;&quot;&quot;))))" office:value-type="float" office:value="330">
            <text:p>330.0</text:p>
          </table:table-cell>
          <table:table-cell table:formula="of:=IF([.A6];IF([.I6]&gt;1;&quot;A&quot;;IF([.I6]&gt;0.001;&quot;mA&quot;;IF([.I6]&gt;0.000001;&quot;uA&quot;;IF([.I6]&gt;0.000000001;&quot;nA&quot;;&quot;&quot;))));&quot;&quot;)" office:value-type="string" office:string-value="mA">
            <text:p>mA</text:p>
          </table:table-cell>
          <table:table-cell table:formula="of:=IF([.A6];[.I6]-[.F6];&quot;&quot;)" office:value-type="float" office:value="0.328388671875">
            <text:p>0.3283886719</text:p>
          </table:table-cell>
          <table:table-cell table:style-name="ce4" table:formula="of:=IF([.L6]&gt;1;[.L6];IF([.L6]&gt;0.001;[.L6]*1000;IF([.L6]&gt;0.000001;1000000*[.L6];IF([.L6]&gt;[.L6]&gt;0.000000001;[.L6]*1000000000;&quot;&quot;))))" office:value-type="float" office:value="328.388671875">
            <text:p>328.4</text:p>
          </table:table-cell>
          <table:table-cell table:formula="of:=IF([.A6];IF([.L6]&gt;1;&quot;A&quot;;IF([.L6]&gt;0.001;&quot;mA&quot;;IF([.L6]&gt;0.000001;&quot;uA&quot;;IF([.L6]&gt;0.000000001;&quot;nA&quot;;&quot;&quot;))));&quot;&quot;)" office:value-type="string" office:string-value="mA">
            <text:p>mA</text:p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7];[.I7]-[.F6];&quot;&quot;)" office:value-type="float" office:value="0.031388671875" table:number-columns-spanned="1" table:number-rows-spanned="2">
            <text:p>0.0313886719</text:p>
          </table:table-cell>
          <table:table-cell table:style-name="ce8" table:formula="of:=IF([.A7];IF([.R6]&gt;1;[.R6];IF([.R6]&gt;0.001;[.R6]*1000;IF([.R6]&gt;0.000001;1000000*[.R6];IF([.R6]&gt;[.R6]&gt;0.000000001;[.R6]*1000000000;&quot;&quot;))));&quot;&quot;)" office:value-type="float" office:value="31.388671875" table:number-columns-spanned="1" table:number-rows-spanned="2">
            <text:p>31.4</text:p>
          </table:table-cell>
          <table:table-cell table:style-name="ce10" table:formula="of:=IF([.A7];IF([.J6];IF([.R6]&gt;1;&quot;A&quot;;IF([.R6]&gt;0.001;&quot;mA&quot;;IF([.R6]&gt;0.000001;&quot;uA&quot;;IF([.R6]&gt;0.000000001;&quot;nA&quot;;&quot;&quot;))));&quot;&quot;);&quot;&quot;)" office:value-type="string" office:string-value="mA" table:number-columns-spanned="1" table:number-rows-spanned="2">
            <text:p>mA</text:p>
          </table:table-cell>
          <table:table-cell table:style-name="ce4" table:formula="of:=IF([.A6];1000*[.I6]*[.I6]*[.A6];&quot;&quot;)" office:value-type="float" office:value="10.89">
            <text:p>10.9</text:p>
          </table:table-cell>
          <table:table-cell table:style-name="ce5" table:formula="of:=IF([.A6];1000*[.I6]*[.A6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table:style-name="ce3"/>
          <table:table-cell table:formula="of:=IF([.A7];3.3*20/([.E7]*POWER(2;12));&quot;&quot;)" office:value-type="float" office:value="0.0001611328125">
            <text:p>0.0001611328</text:p>
          </table:table-cell>
          <table:table-cell table:formula="of:=IF([.A7];3.3/[.E7];&quot;&quot;)" office:value-type="float" office:value="0.033">
            <text:p>0.033</text:p>
          </table:table-cell>
          <table:table-cell table:formula="of:=IF([.A7];[.E6];&quot;&quot;)" office:value-type="float" office:value="100">
            <text:p>100</text:p>
          </table:table-cell>
          <table:table-cell table:formula="of:=IF([.A7];[.C7]/[.A7];&quot;&quot;)" office:value-type="float" office:value="0.0001611328125">
            <text:p>0.0001611328</text:p>
          </table:table-cell>
          <table:table-cell table:style-name="ce4" table:formula="of:=IF([.F7]&gt;1;[.F7];IF([.F7]&gt;0.001;[.F7]*1000;IF([.F7]&gt;0.000001;1000000*[.F7];IF([.F7]&gt;[.F7]&gt;0.000000001;[.F7]*1000000000;&quot;&quot;))))" office:value-type="float" office:value="161.1328125">
            <text:p>161.1</text:p>
          </table:table-cell>
          <table:table-cell table:formula="of:=IF([.A7];IF([.F7]&gt;1;&quot;A&quot;;IF([.F7]&gt;0.001;&quot;mA&quot;;IF([.F7]&gt;0.000001;&quot;uA&quot;;IF([.F7]&gt;0.000000001;&quot;nA&quot;;&quot;&quot;))));&quot;&quot;)" office:value-type="string" office:string-value="uA">
            <text:p>uA</text:p>
          </table:table-cell>
          <table:table-cell table:formula="of:=IF([.A7];[.D7]/[.A7];&quot;&quot;)" office:value-type="float" office:value="0.033">
            <text:p>0.033</text:p>
          </table:table-cell>
          <table:table-cell table:style-name="ce4" table:formula="of:=IF([.I7]&gt;1;[.I7];IF([.I7]&gt;0.001;[.I7]*1000;IF([.I7]&gt;0.000001;1000000*[.I7];IF([.I7]&gt;[.I7]&gt;0.000000001;[.I7]*1000000000;&quot;&quot;))))" office:value-type="float" office:value="33">
            <text:p>33.0</text:p>
          </table:table-cell>
          <table:table-cell table:formula="of:=IF([.A7];IF([.I7]&gt;1;&quot;A&quot;;IF([.I7]&gt;0.001;&quot;mA&quot;;IF([.I7]&gt;0.000001;&quot;uA&quot;;IF([.I7]&gt;0.000000001;&quot;nA&quot;;&quot;&quot;))));&quot;&quot;)" office:value-type="string" office:string-value="mA">
            <text:p>mA</text:p>
          </table:table-cell>
          <table:table-cell table:formula="of:=IF([.A7];[.I7]-[.F7];&quot;&quot;)" office:value-type="float" office:value="0.0328388671875">
            <text:p>0.0328388672</text:p>
          </table:table-cell>
          <table:table-cell table:style-name="ce4" table:formula="of:=IF([.L7]&gt;1;[.L7];IF([.L7]&gt;0.001;[.L7]*1000;IF([.L7]&gt;0.000001;1000000*[.L7];IF([.L7]&gt;[.L7]&gt;0.000000001;[.L7]*1000000000;&quot;&quot;))))" office:value-type="float" office:value="32.8388671875">
            <text:p>32.8</text:p>
          </table:table-cell>
          <table:table-cell table:formula="of:=IF([.A7];IF([.L7]&gt;1;&quot;A&quot;;IF([.L7]&gt;0.001;&quot;mA&quot;;IF([.L7]&gt;0.000001;&quot;uA&quot;;IF([.L7]&gt;0.000000001;&quot;nA&quot;;&quot;&quot;))));&quot;&quot;)" office:value-type="string" office:string-value="mA">
            <text:p>mA</text:p>
          </table:table-cell>
          <table:table-cell table:style-name="ce6" table:formula="of:=IF([.A8];[.I8]-[.F7];&quot;&quot;)" office:value-type="float" office:value="0.0031388671875" table:number-columns-spanned="1" table:number-rows-spanned="2">
            <text:p>0.0031388672</text:p>
          </table:table-cell>
          <table:table-cell table:style-name="ce8" table:formula="of:=IF([.A8];IF([.O7]&gt;1;[.O7];IF([.O7]&gt;0.001;[.O7]*1000;IF([.O7]&gt;0.000001;1000000*[.O7];IF([.O7]&gt;[.O7]&gt;0.000000001;[.O7]*1000000000;&quot;&quot;))));&quot;&quot;)" office:value-type="float" office:value="3.1388671875" table:number-columns-spanned="1" table:number-rows-spanned="2">
            <text:p>3.1</text:p>
          </table:table-cell>
          <table:table-cell table:style-name="ce10" table:formula="of:=IF([.A8];IF([.G7];IF([.O7]&gt;1;&quot;A&quot;;IF([.O7]&gt;0.001;&quot;mA&quot;;IF([.O7]&gt;0.000001;&quot;uA&quot;;IF([.O7]&gt;0.000000001;&quot;nA&quot;;&quot;&quot;))));&quot;&quot;);&quot;&quot;)" office:value-type="string" office:string-value="mA" table:number-columns-spanned="1" table:number-rows-spanned="2">
            <text:p>mA</text:p>
          </table:table-cell>
          <table:covered-table-cell table:style-name="ce7"/>
          <table:covered-table-cell table:style-name="ce9"/>
          <table:covered-table-cell table:style-name="ce11"/>
          <table:table-cell table:style-name="ce4" table:formula="of:=IF([.A7];1000*[.I7]*[.I7]*[.A7];&quot;&quot;)" office:value-type="float" office:value="1.089">
            <text:p>1.1</text:p>
          </table:table-cell>
          <table:table-cell table:style-name="ce5" table:formula="of:=IF([.A7];1000*[.I7]*[.A7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 office:value-type="float" office:value="10">
            <text:p>10</text:p>
          </table:table-cell>
          <table:table-cell table:style-name="ce3"/>
          <table:table-cell table:formula="of:=IF([.A8];3.3*20/([.E8]*POWER(2;12));&quot;&quot;)" office:value-type="float" office:value="0.0001611328125">
            <text:p>0.0001611328</text:p>
          </table:table-cell>
          <table:table-cell table:formula="of:=IF([.A8];3.3/[.E8];&quot;&quot;)" office:value-type="float" office:value="0.033">
            <text:p>0.033</text:p>
          </table:table-cell>
          <table:table-cell table:formula="of:=IF([.A8];[.E7];&quot;&quot;)" office:value-type="float" office:value="100">
            <text:p>100</text:p>
          </table:table-cell>
          <table:table-cell table:formula="of:=IF([.A8];[.C8]/[.A8];&quot;&quot;)" office:value-type="float" office:value="0.00001611328125">
            <text:p>1.611328125E-005</text:p>
          </table:table-cell>
          <table:table-cell table:style-name="ce4" table:formula="of:=IF([.F8]&gt;1;[.F8];IF([.F8]&gt;0.001;[.F8]*1000;IF([.F8]&gt;0.000001;1000000*[.F8];IF([.F8]&gt;[.F8]&gt;0.000000001;[.F8]*1000000000;&quot;&quot;))))" office:value-type="float" office:value="16.11328125">
            <text:p>16.1</text:p>
          </table:table-cell>
          <table:table-cell table:formula="of:=IF([.A8];IF([.F8]&gt;1;&quot;A&quot;;IF([.F8]&gt;0.001;&quot;mA&quot;;IF([.F8]&gt;0.000001;&quot;uA&quot;;IF([.F8]&gt;0.000000001;&quot;nA&quot;;&quot;&quot;))));&quot;&quot;)" office:value-type="string" office:string-value="uA">
            <text:p>uA</text:p>
          </table:table-cell>
          <table:table-cell table:formula="of:=IF([.A8];[.D8]/[.A8];&quot;&quot;)" office:value-type="float" office:value="0.0033">
            <text:p>0.0033</text:p>
          </table:table-cell>
          <table:table-cell table:style-name="ce4" table:formula="of:=IF([.I8]&gt;1;[.I8];IF([.I8]&gt;0.001;[.I8]*1000;IF([.I8]&gt;0.000001;1000000*[.I8];IF([.I8]&gt;[.I8]&gt;0.000000001;[.I8]*1000000000;&quot;&quot;))))" office:value-type="float" office:value="3.3">
            <text:p>3.3</text:p>
          </table:table-cell>
          <table:table-cell table:formula="of:=IF([.A8];IF([.I8]&gt;1;&quot;A&quot;;IF([.I8]&gt;0.001;&quot;mA&quot;;IF([.I8]&gt;0.000001;&quot;uA&quot;;IF([.I8]&gt;0.000000001;&quot;nA&quot;;&quot;&quot;))));&quot;&quot;)" office:value-type="string" office:string-value="mA">
            <text:p>mA</text:p>
          </table:table-cell>
          <table:table-cell table:formula="of:=IF([.A8];[.I8]-[.F8];&quot;&quot;)" office:value-type="float" office:value="0.00328388671875">
            <text:p>0.0032838867</text:p>
          </table:table-cell>
          <table:table-cell table:style-name="ce4" table:formula="of:=IF([.L8]&gt;1;[.L8];IF([.L8]&gt;0.001;[.L8]*1000;IF([.L8]&gt;0.000001;1000000*[.L8];IF([.L8]&gt;[.L8]&gt;0.000000001;[.L8]*1000000000;&quot;&quot;))))" office:value-type="float" office:value="3.28388671875">
            <text:p>3.3</text:p>
          </table:table-cell>
          <table:table-cell table:formula="of:=IF([.A8];IF([.L8]&gt;1;&quot;A&quot;;IF([.L8]&gt;0.001;&quot;mA&quot;;IF([.L8]&gt;0.000001;&quot;uA&quot;;IF([.L8]&gt;0.000000001;&quot;nA&quot;;&quot;&quot;))));&quot;&quot;)" office:value-type="string" office:string-value="mA">
            <text:p>mA</text:p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9];[.I9]-[.F8];&quot;&quot;)" office:value-type="float" office:value="0.00031388671875" table:number-columns-spanned="1" table:number-rows-spanned="2">
            <text:p>0.0003138867</text:p>
          </table:table-cell>
          <table:table-cell table:style-name="ce8" table:formula="of:=IF([.A9];IF([.R8]&gt;1;[.R8];IF([.R8]&gt;0.001;[.R8]*1000;IF([.R8]&gt;0.000001;1000000*[.R8];IF([.R8]&gt;[.R8]&gt;0.000000001;[.R8]*1000000000;&quot;&quot;))));&quot;&quot;)" office:value-type="float" office:value="313.88671875" table:number-columns-spanned="1" table:number-rows-spanned="2">
            <text:p>313.9</text:p>
          </table:table-cell>
          <table:table-cell table:style-name="ce10" table:formula="of:=IF([.A9];IF([.J8];IF([.R8]&gt;1;&quot;A&quot;;IF([.R8]&gt;0.001;&quot;mA&quot;;IF([.R8]&gt;0.000001;&quot;uA&quot;;IF([.R8]&gt;0.000000001;&quot;nA&quot;;&quot;&quot;))));&quot;&quot;);&quot;&quot;)" office:value-type="string" office:string-value="uA" table:number-columns-spanned="1" table:number-rows-spanned="2">
            <text:p>uA</text:p>
          </table:table-cell>
          <table:table-cell table:style-name="ce4" table:formula="of:=IF([.A8];1000*[.I8]*[.I8]*[.A8];&quot;&quot;)" office:value-type="float" office:value="0.1089">
            <text:p>0.1</text:p>
          </table:table-cell>
          <table:table-cell table:style-name="ce5" table:formula="of:=IF([.A8];1000*[.I8]*[.A8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 office:value-type="float" office:value="100">
            <text:p>100</text:p>
          </table:table-cell>
          <table:table-cell table:style-name="ce3"/>
          <table:table-cell table:formula="of:=IF([.A9];3.3*20/([.E9]*POWER(2;12));&quot;&quot;)" office:value-type="float" office:value="0.0001611328125">
            <text:p>0.0001611328</text:p>
          </table:table-cell>
          <table:table-cell table:formula="of:=IF([.A9];3.3/[.E9];&quot;&quot;)" office:value-type="float" office:value="0.033">
            <text:p>0.033</text:p>
          </table:table-cell>
          <table:table-cell table:formula="of:=IF([.A9];[.E8];&quot;&quot;)" office:value-type="float" office:value="100">
            <text:p>100</text:p>
          </table:table-cell>
          <table:table-cell table:formula="of:=IF([.A9];[.C9]/[.A9];&quot;&quot;)" office:value-type="float" office:value="0.000001611328125">
            <text:p>1.611328125E-006</text:p>
          </table:table-cell>
          <table:table-cell table:style-name="ce4" table:formula="of:=IF([.F9]&gt;1;[.F9];IF([.F9]&gt;0.001;[.F9]*1000;IF([.F9]&gt;0.000001;1000000*[.F9];IF([.F9]&gt;[.F9]&gt;0.000000001;[.F9]*1000000000;&quot;&quot;))))" office:value-type="float" office:value="1.611328125">
            <text:p>1.6</text:p>
          </table:table-cell>
          <table:table-cell table:formula="of:=IF([.A9];IF([.F9]&gt;1;&quot;A&quot;;IF([.F9]&gt;0.001;&quot;mA&quot;;IF([.F9]&gt;0.000001;&quot;uA&quot;;IF([.F9]&gt;0.000000001;&quot;nA&quot;;&quot;&quot;))));&quot;&quot;)" office:value-type="string" office:string-value="uA">
            <text:p>uA</text:p>
          </table:table-cell>
          <table:table-cell table:formula="of:=IF([.A9];[.D9]/[.A9];&quot;&quot;)" office:value-type="float" office:value="0.00033">
            <text:p>0.00033</text:p>
          </table:table-cell>
          <table:table-cell table:style-name="ce4" table:formula="of:=IF([.I9]&gt;1;[.I9];IF([.I9]&gt;0.001;[.I9]*1000;IF([.I9]&gt;0.000001;1000000*[.I9];IF([.I9]&gt;[.I9]&gt;0.000000001;[.I9]*1000000000;&quot;&quot;))))" office:value-type="float" office:value="330">
            <text:p>330.0</text:p>
          </table:table-cell>
          <table:table-cell table:formula="of:=IF([.A9];IF([.I9]&gt;1;&quot;A&quot;;IF([.I9]&gt;0.001;&quot;mA&quot;;IF([.I9]&gt;0.000001;&quot;uA&quot;;IF([.I9]&gt;0.000000001;&quot;nA&quot;;&quot;&quot;))));&quot;&quot;)" office:value-type="string" office:string-value="uA">
            <text:p>uA</text:p>
          </table:table-cell>
          <table:table-cell table:formula="of:=IF([.A9];[.I9]-[.F9];&quot;&quot;)" office:value-type="float" office:value="0.000328388671875">
            <text:p>0.0003283887</text:p>
          </table:table-cell>
          <table:table-cell table:style-name="ce4" table:formula="of:=IF([.L9]&gt;1;[.L9];IF([.L9]&gt;0.001;[.L9]*1000;IF([.L9]&gt;0.000001;1000000*[.L9];IF([.L9]&gt;[.L9]&gt;0.000000001;[.L9]*1000000000;&quot;&quot;))))" office:value-type="float" office:value="328.388671875">
            <text:p>328.4</text:p>
          </table:table-cell>
          <table:table-cell table:formula="of:=IF([.A9];IF([.L9]&gt;1;&quot;A&quot;;IF([.L9]&gt;0.001;&quot;mA&quot;;IF([.L9]&gt;0.000001;&quot;uA&quot;;IF([.L9]&gt;0.000000001;&quot;nA&quot;;&quot;&quot;))));&quot;&quot;)" office:value-type="string" office:string-value="uA">
            <text:p>uA</text:p>
          </table:table-cell>
          <table:table-cell table:style-name="ce6" table:formula="of:=IF([.A10];[.I10]-[.F9];&quot;&quot;)" office:value-type="float" office:value="0.000031388671875" table:number-columns-spanned="1" table:number-rows-spanned="2">
            <text:p>3.1388671875E-005</text:p>
          </table:table-cell>
          <table:table-cell table:style-name="ce8" table:formula="of:=IF([.A10];IF([.O9]&gt;1;[.O9];IF([.O9]&gt;0.001;[.O9]*1000;IF([.O9]&gt;0.000001;1000000*[.O9];IF([.O9]&gt;[.O9]&gt;0.000000001;[.O9]*1000000000;&quot;&quot;))));&quot;&quot;)" office:value-type="float" office:value="31.388671875" table:number-columns-spanned="1" table:number-rows-spanned="2">
            <text:p>31.4</text:p>
          </table:table-cell>
          <table:table-cell table:style-name="ce10" table:formula="of:=IF([.A10];IF([.G9];IF([.O9]&gt;1;&quot;A&quot;;IF([.O9]&gt;0.001;&quot;mA&quot;;IF([.O9]&gt;0.000001;&quot;uA&quot;;IF([.O9]&gt;0.000000001;&quot;nA&quot;;&quot;&quot;))));&quot;&quot;);&quot;&quot;)" office:value-type="string" office:string-value="uA" table:number-columns-spanned="1" table:number-rows-spanned="2">
            <text:p>uA</text:p>
          </table:table-cell>
          <table:covered-table-cell table:style-name="ce7"/>
          <table:covered-table-cell table:style-name="ce9"/>
          <table:covered-table-cell table:style-name="ce11"/>
          <table:table-cell table:style-name="ce4" table:formula="of:=IF([.A9];1000*[.I9]*[.I9]*[.A9];&quot;&quot;)" office:value-type="float" office:value="0.01089">
            <text:p>0.0</text:p>
          </table:table-cell>
          <table:table-cell table:style-name="ce5" table:formula="of:=IF([.A9];1000*[.I9]*[.A9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 office:value-type="float" office:value="1000">
            <text:p>1000</text:p>
          </table:table-cell>
          <table:table-cell table:style-name="ce3"/>
          <table:table-cell table:formula="of:=IF([.A10];3.3*20/([.E10]*POWER(2;12));&quot;&quot;)" office:value-type="float" office:value="0.0001611328125">
            <text:p>0.0001611328</text:p>
          </table:table-cell>
          <table:table-cell table:formula="of:=IF([.A10];3.3/[.E10];&quot;&quot;)" office:value-type="float" office:value="0.033">
            <text:p>0.033</text:p>
          </table:table-cell>
          <table:table-cell table:formula="of:=IF([.A10];[.E9];&quot;&quot;)" office:value-type="float" office:value="100">
            <text:p>100</text:p>
          </table:table-cell>
          <table:table-cell table:formula="of:=IF([.A10];[.C10]/[.A10];&quot;&quot;)" office:value-type="float" office:value="0.0000001611328125">
            <text:p>1.611328125E-007</text:p>
          </table:table-cell>
          <table:table-cell table:style-name="ce4" table:formula="of:=IF([.F10]&gt;1;[.F10];IF([.F10]&gt;0.001;[.F10]*1000;IF([.F10]&gt;0.000001;1000000*[.F10];IF([.F10]&gt;[.F10]&gt;0.000000001;[.F10]*1000000000;&quot;&quot;))))">
            <text:p/>
          </table:table-cell>
          <table:table-cell table:formula="of:=IF([.A10];IF([.F10]&gt;1;&quot;A&quot;;IF([.F10]&gt;0.001;&quot;mA&quot;;IF([.F10]&gt;0.000001;&quot;uA&quot;;IF([.F10]&gt;0.000000001;&quot;nA&quot;;&quot;&quot;))));&quot;&quot;)" office:value-type="string" office:string-value="nA">
            <text:p>nA</text:p>
          </table:table-cell>
          <table:table-cell table:formula="of:=IF([.A10];[.D10]/[.A10];&quot;&quot;)" office:value-type="float" office:value="0.000033">
            <text:p>0.000033</text:p>
          </table:table-cell>
          <table:table-cell table:style-name="ce4" table:formula="of:=IF([.I10]&gt;1;[.I10];IF([.I10]&gt;0.001;[.I10]*1000;IF([.I10]&gt;0.000001;1000000*[.I10];IF([.I10]&gt;[.I10]&gt;0.000000001;[.I10]*1000000000;&quot;&quot;))))" office:value-type="float" office:value="33">
            <text:p>33.0</text:p>
          </table:table-cell>
          <table:table-cell table:formula="of:=IF([.A10];IF([.I10]&gt;1;&quot;A&quot;;IF([.I10]&gt;0.001;&quot;mA&quot;;IF([.I10]&gt;0.000001;&quot;uA&quot;;IF([.I10]&gt;0.000000001;&quot;nA&quot;;&quot;&quot;))));&quot;&quot;)" office:value-type="string" office:string-value="uA">
            <text:p>uA</text:p>
          </table:table-cell>
          <table:table-cell table:formula="of:=IF([.A10];[.I10]-[.F10];&quot;&quot;)" office:value-type="float" office:value="0.0000328388671875">
            <text:p>3.28388671875E-005</text:p>
          </table:table-cell>
          <table:table-cell table:style-name="ce4" table:formula="of:=IF([.L10]&gt;1;[.L10];IF([.L10]&gt;0.001;[.L10]*1000;IF([.L10]&gt;0.000001;1000000*[.L10];IF([.L10]&gt;[.L10]&gt;0.000000001;[.L10]*1000000000;&quot;&quot;))))" office:value-type="float" office:value="32.8388671875">
            <text:p>32.8</text:p>
          </table:table-cell>
          <table:table-cell table:formula="of:=IF([.A10];IF([.L10]&gt;1;&quot;A&quot;;IF([.L10]&gt;0.001;&quot;mA&quot;;IF([.L10]&gt;0.000001;&quot;uA&quot;;IF([.L10]&gt;0.000000001;&quot;nA&quot;;&quot;&quot;))));&quot;&quot;)" office:value-type="string" office:string-value="uA">
            <text:p>uA</text:p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1];[.I11]-[.F10];&quot;&quot;)" office:value-type="float" office:value="0.0000031388671875" table:number-columns-spanned="1" table:number-rows-spanned="2">
            <text:p>3.1388671875E-006</text:p>
          </table:table-cell>
          <table:table-cell table:style-name="ce8" table:formula="of:=IF([.A11];IF([.R10]&gt;1;[.R10];IF([.R10]&gt;0.001;[.R10]*1000;IF([.R10]&gt;0.000001;1000000*[.R10];IF([.R10]&gt;[.R10]&gt;0.000000001;[.R10]*1000000000;&quot;&quot;))));&quot;&quot;)" office:value-type="float" office:value="3.1388671875" table:number-columns-spanned="1" table:number-rows-spanned="2">
            <text:p>3.1</text:p>
          </table:table-cell>
          <table:table-cell table:style-name="ce10" table:formula="of:=IF([.A11];IF([.J10];IF([.R10]&gt;1;&quot;A&quot;;IF([.R10]&gt;0.001;&quot;mA&quot;;IF([.R10]&gt;0.000001;&quot;uA&quot;;IF([.R10]&gt;0.000000001;&quot;nA&quot;;&quot;&quot;))));&quot;&quot;);&quot;&quot;)" office:value-type="string" office:string-value="uA" table:number-columns-spanned="1" table:number-rows-spanned="2">
            <text:p>uA</text:p>
          </table:table-cell>
          <table:table-cell table:style-name="ce4" table:formula="of:=IF([.A10];1000*[.I10]*[.I10]*[.A10];&quot;&quot;)" office:value-type="float" office:value="0.001089">
            <text:p>0.0</text:p>
          </table:table-cell>
          <table:table-cell table:style-name="ce5" table:formula="of:=IF([.A10];1000*[.I10]*[.A10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 office:value-type="float" office:value="10000">
            <text:p>10000</text:p>
          </table:table-cell>
          <table:table-cell table:style-name="ce3"/>
          <table:table-cell table:formula="of:=IF([.A11];3.3*20/([.E11]*POWER(2;12));&quot;&quot;)" office:value-type="float" office:value="0.0001611328125">
            <text:p>0.0001611328</text:p>
          </table:table-cell>
          <table:table-cell table:formula="of:=IF([.A11];3.3/[.E11];&quot;&quot;)" office:value-type="float" office:value="0.033">
            <text:p>0.033</text:p>
          </table:table-cell>
          <table:table-cell table:formula="of:=IF([.A11];[.E10];&quot;&quot;)" office:value-type="float" office:value="100">
            <text:p>100</text:p>
          </table:table-cell>
          <table:table-cell table:formula="of:=IF([.A11];[.C11]/[.A11];&quot;&quot;)" office:value-type="float" office:value="0.00000001611328125">
            <text:p>1.611328125E-008</text:p>
          </table:table-cell>
          <table:table-cell table:style-name="ce4" table:formula="of:=IF([.F11]&gt;1;[.F11];IF([.F11]&gt;0.001;[.F11]*1000;IF([.F11]&gt;0.000001;1000000*[.F11];IF([.F11]&gt;[.F11]&gt;0.000000001;[.F11]*1000000000;&quot;&quot;))))">
            <text:p/>
          </table:table-cell>
          <table:table-cell table:formula="of:=IF([.A11];IF([.F11]&gt;1;&quot;A&quot;;IF([.F11]&gt;0.001;&quot;mA&quot;;IF([.F11]&gt;0.000001;&quot;uA&quot;;IF([.F11]&gt;0.000000001;&quot;nA&quot;;&quot;&quot;))));&quot;&quot;)" office:value-type="string" office:string-value="nA">
            <text:p>nA</text:p>
          </table:table-cell>
          <table:table-cell table:formula="of:=IF([.A11];[.D11]/[.A11];&quot;&quot;)" office:value-type="float" office:value="0.0000033">
            <text:p>0.0000033</text:p>
          </table:table-cell>
          <table:table-cell table:style-name="ce4" table:formula="of:=IF([.I11]&gt;1;[.I11];IF([.I11]&gt;0.001;[.I11]*1000;IF([.I11]&gt;0.000001;1000000*[.I11];IF([.I11]&gt;[.I11]&gt;0.000000001;[.I11]*1000000000;&quot;&quot;))))" office:value-type="float" office:value="3.3">
            <text:p>3.3</text:p>
          </table:table-cell>
          <table:table-cell table:formula="of:=IF([.A11];IF([.I11]&gt;1;&quot;A&quot;;IF([.I11]&gt;0.001;&quot;mA&quot;;IF([.I11]&gt;0.000001;&quot;uA&quot;;IF([.I11]&gt;0.000000001;&quot;nA&quot;;&quot;&quot;))));&quot;&quot;)" office:value-type="string" office:string-value="uA">
            <text:p>uA</text:p>
          </table:table-cell>
          <table:table-cell table:formula="of:=IF([.A11];[.I11]-[.F11];&quot;&quot;)" office:value-type="float" office:value="0.00000328388671875">
            <text:p>3.28388671875E-006</text:p>
          </table:table-cell>
          <table:table-cell table:style-name="ce4" table:formula="of:=IF([.L11]&gt;1;[.L11];IF([.L11]&gt;0.001;[.L11]*1000;IF([.L11]&gt;0.000001;1000000*[.L11];IF([.L11]&gt;[.L11]&gt;0.000000001;[.L11]*1000000000;&quot;&quot;))))" office:value-type="float" office:value="3.28388671875">
            <text:p>3.3</text:p>
          </table:table-cell>
          <table:table-cell table:formula="of:=IF([.A11];IF([.L11]&gt;1;&quot;A&quot;;IF([.L11]&gt;0.001;&quot;mA&quot;;IF([.L11]&gt;0.000001;&quot;uA&quot;;IF([.L11]&gt;0.000000001;&quot;nA&quot;;&quot;&quot;))));&quot;&quot;)" office:value-type="string" office:string-value="uA">
            <text:p>uA</text:p>
          </table:table-cell>
          <table:table-cell table:style-name="ce6" table:formula="of:=IF([.A12];[.I12]-[.F11];&quot;&quot;)" office:value-type="float" office:value="0.00000031388671875" table:number-columns-spanned="1" table:number-rows-spanned="2">
            <text:p>3.1388671875E-007</text:p>
          </table:table-cell>
          <table:table-cell table:style-name="ce8" table:formula="of:=IF([.A12];IF([.O11]&gt;1;[.O11];IF([.O11]&gt;0.001;[.O11]*1000;IF([.O11]&gt;0.000001;1000000*[.O11];IF([.O11]&gt;[.O11]&gt;0.000000001;[.O11]*1000000000;&quot;&quot;))));&quot;&quot;)" table:number-columns-spanned="1" table:number-rows-spanned="2">
            <text:p/>
          </table:table-cell>
          <table:table-cell table:style-name="ce10" table:formula="of:=IF([.A12];IF([.G11];IF([.O11]&gt;1;&quot;A&quot;;IF([.O11]&gt;0.001;&quot;mA&quot;;IF([.O11]&gt;0.000001;&quot;uA&quot;;IF([.O11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4" table:formula="of:=IF([.A11];1000*[.I11]*[.I11]*[.A11];&quot;&quot;)" office:value-type="float" office:value="0.0001089">
            <text:p>0.0</text:p>
          </table:table-cell>
          <table:table-cell table:style-name="ce5" table:formula="of:=IF([.A11];1000*[.I11]*[.A11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 office:value-type="float" office:value="100000">
            <text:p>100000</text:p>
          </table:table-cell>
          <table:table-cell table:style-name="ce3"/>
          <table:table-cell table:formula="of:=IF([.A12];3.3*20/([.E12]*POWER(2;12));&quot;&quot;)" office:value-type="float" office:value="0.0001611328125">
            <text:p>0.0001611328</text:p>
          </table:table-cell>
          <table:table-cell table:formula="of:=IF([.A12];3.3/[.E12];&quot;&quot;)" office:value-type="float" office:value="0.033">
            <text:p>0.033</text:p>
          </table:table-cell>
          <table:table-cell table:formula="of:=IF([.A12];[.E11];&quot;&quot;)" office:value-type="float" office:value="100">
            <text:p>100</text:p>
          </table:table-cell>
          <table:table-cell table:formula="of:=IF([.A12];[.C12]/[.A12];&quot;&quot;)" office:value-type="float" office:value="0.000000001611328125">
            <text:p>1.611328125E-009</text:p>
          </table:table-cell>
          <table:table-cell table:style-name="ce4" table:formula="of:=IF([.F12]&gt;1;[.F12];IF([.F12]&gt;0.001;[.F12]*1000;IF([.F12]&gt;0.000001;1000000*[.F12];IF([.F12]&gt;[.F12]&gt;0.000000001;[.F12]*1000000000;&quot;&quot;))))">
            <text:p/>
          </table:table-cell>
          <table:table-cell table:formula="of:=IF([.A12];IF([.F12]&gt;1;&quot;A&quot;;IF([.F12]&gt;0.001;&quot;mA&quot;;IF([.F12]&gt;0.000001;&quot;uA&quot;;IF([.F12]&gt;0.000000001;&quot;nA&quot;;&quot;&quot;))));&quot;&quot;)" office:value-type="string" office:string-value="nA">
            <text:p>nA</text:p>
          </table:table-cell>
          <table:table-cell table:formula="of:=IF([.A12];[.D12]/[.A12];&quot;&quot;)" office:value-type="float" office:value="0.00000033">
            <text:p>0.00000033</text:p>
          </table:table-cell>
          <table:table-cell table:style-name="ce4" table:formula="of:=IF([.I12]&gt;1;[.I12];IF([.I12]&gt;0.001;[.I12]*1000;IF([.I12]&gt;0.000001;1000000*[.I12];IF([.I12]&gt;[.I12]&gt;0.000000001;[.I12]*1000000000;&quot;&quot;))))">
            <text:p/>
          </table:table-cell>
          <table:table-cell table:formula="of:=IF([.A12];IF([.I12]&gt;1;&quot;A&quot;;IF([.I12]&gt;0.001;&quot;mA&quot;;IF([.I12]&gt;0.000001;&quot;uA&quot;;IF([.I12]&gt;0.000000001;&quot;nA&quot;;&quot;&quot;))));&quot;&quot;)" office:value-type="string" office:string-value="nA">
            <text:p>nA</text:p>
          </table:table-cell>
          <table:table-cell table:formula="of:=IF([.A12];[.I12]-[.F12];&quot;&quot;)" office:value-type="float" office:value="0.000000328388671875">
            <text:p>3.28388671875E-007</text:p>
          </table:table-cell>
          <table:table-cell table:style-name="ce4" table:formula="of:=IF([.L12]&gt;1;[.L12];IF([.L12]&gt;0.001;[.L12]*1000;IF([.L12]&gt;0.000001;1000000*[.L12];IF([.L12]&gt;[.L12]&gt;0.000000001;[.L12]*1000000000;&quot;&quot;))))">
            <text:p/>
          </table:table-cell>
          <table:table-cell table:formula="of:=IF([.A12];IF([.L12]&gt;1;&quot;A&quot;;IF([.L12]&gt;0.001;&quot;mA&quot;;IF([.L12]&gt;0.000001;&quot;uA&quot;;IF([.L12]&gt;0.000000001;&quot;nA&quot;;&quot;&quot;))));&quot;&quot;)" office:value-type="string" office:string-value="nA">
            <text:p>nA</text:p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3];[.I13]-[.F12];&quot;&quot;)" table:number-columns-spanned="1" table:number-rows-spanned="2">
            <text:p/>
          </table:table-cell>
          <table:table-cell table:style-name="ce8" table:formula="of:=IF([.A13];IF([.R12]&gt;1;[.R12];IF([.R12]&gt;0.001;[.R12]*1000;IF([.R12]&gt;0.000001;1000000*[.R12];IF([.R12]&gt;[.R12]&gt;0.000000001;[.R12]*1000000000;&quot;&quot;))));&quot;&quot;)" table:number-columns-spanned="1" table:number-rows-spanned="2">
            <text:p/>
          </table:table-cell>
          <table:table-cell table:style-name="ce10" table:formula="of:=IF([.A13];IF([.J12];IF([.R12]&gt;1;&quot;A&quot;;IF([.R12]&gt;0.001;&quot;mA&quot;;IF([.R12]&gt;0.000001;&quot;uA&quot;;IF([.R12]&gt;0.000000001;&quot;nA&quot;;&quot;&quot;))));&quot;&quot;);&quot;&quot;)" table:number-columns-spanned="1" table:number-rows-spanned="2">
            <text:p/>
          </table:table-cell>
          <table:table-cell table:style-name="ce4" table:formula="of:=IF([.A12];1000*[.I12]*[.I12]*[.A12];&quot;&quot;)" office:value-type="float" office:value="0.00001089">
            <text:p>0.0</text:p>
          </table:table-cell>
          <table:table-cell table:style-name="ce5" table:formula="of:=IF([.A12];1000*[.I12]*[.A12];&quot;&quot;)" office:value-type="float" office:value="33">
            <text:p>33.00</text:p>
          </table:table-cell>
          <table:table-cell table:style-name="ce12"/>
          <table:table-cell table:number-columns-repeated="1001"/>
        </table:table-row>
        <table:table-row table:style-name="ro2">
          <table:table-cell/>
          <table:table-cell table:style-name="ce3"/>
          <table:table-cell table:formula="of:=IF([.A13];3.3*20/([.E13]*POWER(2;12));&quot;&quot;)">
            <text:p/>
          </table:table-cell>
          <table:table-cell table:formula="of:=IF([.A13];3.3/[.E13];&quot;&quot;)">
            <text:p/>
          </table:table-cell>
          <table:table-cell table:formula="of:=IF([.A13];[.E12];&quot;&quot;)">
            <text:p/>
          </table:table-cell>
          <table:table-cell table:formula="of:=IF([.A13];[.C13]/[.A13];&quot;&quot;)">
            <text:p/>
          </table:table-cell>
          <table:table-cell table:style-name="ce4" table:formula="of:=IF([.F13]&gt;1;[.F13];IF([.F13]&gt;0.001;[.F13]*1000;IF([.F13]&gt;0.000001;1000000*[.F13];IF([.F13]&gt;[.F13]&gt;0.000000001;[.F13]*1000000000;&quot;&quot;))))">
            <text:p/>
          </table:table-cell>
          <table:table-cell table:formula="of:=IF([.A13];IF([.F13]&gt;1;&quot;A&quot;;IF([.F13]&gt;0.001;&quot;mA&quot;;IF([.F13]&gt;0.000001;&quot;uA&quot;;IF([.F13]&gt;0.000000001;&quot;nA&quot;;&quot;&quot;))));&quot;&quot;)">
            <text:p/>
          </table:table-cell>
          <table:table-cell table:formula="of:=IF([.A13];[.D13]/[.A13];&quot;&quot;)">
            <text:p/>
          </table:table-cell>
          <table:table-cell table:style-name="ce4" table:formula="of:=IF([.I13]&gt;1;[.I13];IF([.I13]&gt;0.001;[.I13]*1000;IF([.I13]&gt;0.000001;1000000*[.I13];IF([.I13]&gt;[.I13]&gt;0.000000001;[.I13]*1000000000;&quot;&quot;))))">
            <text:p/>
          </table:table-cell>
          <table:table-cell table:formula="of:=IF([.A13];IF([.I13]&gt;1;&quot;A&quot;;IF([.I13]&gt;0.001;&quot;mA&quot;;IF([.I13]&gt;0.000001;&quot;uA&quot;;IF([.I13]&gt;0.000000001;&quot;nA&quot;;&quot;&quot;))));&quot;&quot;)">
            <text:p/>
          </table:table-cell>
          <table:table-cell table:formula="of:=IF([.A13];[.I13]-[.F13];&quot;&quot;)">
            <text:p/>
          </table:table-cell>
          <table:table-cell table:style-name="ce4" table:formula="of:=IF([.L13]&gt;1;[.L13];IF([.L13]&gt;0.001;[.L13]*1000;IF([.L13]&gt;0.000001;1000000*[.L13];IF([.L13]&gt;[.L13]&gt;0.000000001;[.L13]*1000000000;&quot;&quot;))))">
            <text:p/>
          </table:table-cell>
          <table:table-cell table:formula="of:=IF([.A13];IF([.L13]&gt;1;&quot;A&quot;;IF([.L13]&gt;0.001;&quot;mA&quot;;IF([.L13]&gt;0.000001;&quot;uA&quot;;IF([.L13]&gt;0.000000001;&quot;nA&quot;;&quot;&quot;))));&quot;&quot;)">
            <text:p/>
          </table:table-cell>
          <table:table-cell table:style-name="ce6" table:formula="of:=IF([.A14];[.I14]-[.F13];&quot;&quot;)" table:number-columns-spanned="1" table:number-rows-spanned="2">
            <text:p/>
          </table:table-cell>
          <table:table-cell table:style-name="ce8" table:formula="of:=IF([.A14];IF([.O13]&gt;1;[.O13];IF([.O13]&gt;0.001;[.O13]*1000;IF([.O13]&gt;0.000001;1000000*[.O13];IF([.O13]&gt;[.O13]&gt;0.000000001;[.O13]*1000000000;&quot;&quot;))));&quot;&quot;)" table:number-columns-spanned="1" table:number-rows-spanned="2">
            <text:p/>
          </table:table-cell>
          <table:table-cell table:style-name="ce10" table:formula="of:=IF([.A14];IF([.G13];IF([.O13]&gt;1;&quot;A&quot;;IF([.O13]&gt;0.001;&quot;mA&quot;;IF([.O13]&gt;0.000001;&quot;uA&quot;;IF([.O13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4" table:formula="of:=IF([.A13];1000*[.I13]*[.I13]*[.A13];&quot;&quot;)">
            <text:p/>
          </table:table-cell>
          <table:table-cell table:style-name="ce5" table:formula="of:=IF([.A13];1000*[.I13]*[.A13];&quot;&quot;)">
            <text:p/>
          </table:table-cell>
          <table:table-cell table:style-name="ce12"/>
          <table:table-cell table:number-columns-repeated="1001"/>
        </table:table-row>
        <table:table-row table:style-name="ro2">
          <table:table-cell/>
          <table:table-cell table:style-name="ce3"/>
          <table:table-cell table:formula="of:=IF([.A14];3.3*20/([.E14]*POWER(2;12));&quot;&quot;)">
            <text:p/>
          </table:table-cell>
          <table:table-cell table:formula="of:=IF([.A14];3.3/[.E14];&quot;&quot;)">
            <text:p/>
          </table:table-cell>
          <table:table-cell table:formula="of:=IF([.A14];[.E13];&quot;&quot;)">
            <text:p/>
          </table:table-cell>
          <table:table-cell table:formula="of:=IF([.A14];[.C14]/[.A14];&quot;&quot;)">
            <text:p/>
          </table:table-cell>
          <table:table-cell table:style-name="ce4" table:formula="of:=IF([.F14]&gt;1;[.F14];IF([.F14]&gt;0.001;[.F14]*1000;IF([.F14]&gt;0.000001;1000000*[.F14];IF([.F14]&gt;[.F14]&gt;0.000000001;[.F14]*1000000000;&quot;&quot;))))">
            <text:p/>
          </table:table-cell>
          <table:table-cell table:formula="of:=IF([.A14];IF([.F14]&gt;1;&quot;A&quot;;IF([.F14]&gt;0.001;&quot;mA&quot;;IF([.F14]&gt;0.000001;&quot;uA&quot;;IF([.F14]&gt;0.000000001;&quot;nA&quot;;&quot;&quot;))));&quot;&quot;)">
            <text:p/>
          </table:table-cell>
          <table:table-cell table:formula="of:=IF([.A14];[.D14]/[.A14];&quot;&quot;)">
            <text:p/>
          </table:table-cell>
          <table:table-cell table:style-name="ce4" table:formula="of:=IF([.I14]&gt;1;[.I14];IF([.I14]&gt;0.001;[.I14]*1000;IF([.I14]&gt;0.000001;1000000*[.I14];IF([.I14]&gt;[.I14]&gt;0.000000001;[.I14]*1000000000;&quot;&quot;))))">
            <text:p/>
          </table:table-cell>
          <table:table-cell table:formula="of:=IF([.A14];IF([.I14]&gt;1;&quot;A&quot;;IF([.I14]&gt;0.001;&quot;mA&quot;;IF([.I14]&gt;0.000001;&quot;uA&quot;;IF([.I14]&gt;0.000000001;&quot;nA&quot;;&quot;&quot;))));&quot;&quot;)">
            <text:p/>
          </table:table-cell>
          <table:table-cell table:formula="of:=IF([.A14];[.I14]-[.F14];&quot;&quot;)">
            <text:p/>
          </table:table-cell>
          <table:table-cell table:style-name="ce4" table:formula="of:=IF([.L14]&gt;1;[.L14];IF([.L14]&gt;0.001;[.L14]*1000;IF([.L14]&gt;0.000001;1000000*[.L14];IF([.L14]&gt;[.L14]&gt;0.000000001;[.L14]*1000000000;&quot;&quot;))))">
            <text:p/>
          </table:table-cell>
          <table:table-cell table:formula="of:=IF([.A14];IF([.L14]&gt;1;&quot;A&quot;;IF([.L14]&gt;0.001;&quot;mA&quot;;IF([.L14]&gt;0.000001;&quot;uA&quot;;IF([.L14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5];[.I15]-[.F14];&quot;&quot;)" table:number-columns-spanned="1" table:number-rows-spanned="2">
            <text:p/>
          </table:table-cell>
          <table:table-cell table:style-name="ce8" table:formula="of:=IF([.A15];IF([.R14]&gt;1;[.R14];IF([.R14]&gt;0.001;[.R14]*1000;IF([.R14]&gt;0.000001;1000000*[.R14];IF([.R14]&gt;[.R14]&gt;0.000000001;[.R14]*1000000000;&quot;&quot;))));&quot;&quot;)" table:number-columns-spanned="1" table:number-rows-spanned="2">
            <text:p/>
          </table:table-cell>
          <table:table-cell table:style-name="ce10" table:formula="of:=IF([.A15];IF([.J14];IF([.R14]&gt;1;&quot;A&quot;;IF([.R14]&gt;0.001;&quot;mA&quot;;IF([.R14]&gt;0.000001;&quot;uA&quot;;IF([.R14]&gt;0.000000001;&quot;nA&quot;;&quot;&quot;))));&quot;&quot;);&quot;&quot;)" table:number-columns-spanned="1" table:number-rows-spanned="2">
            <text:p/>
          </table:table-cell>
          <table:table-cell table:style-name="ce4" table:formula="of:=IF([.A14];1000*[.I14]*[.I14]*[.A14];&quot;&quot;)">
            <text:p/>
          </table:table-cell>
          <table:table-cell table:style-name="ce5" table:formula="of:=IF([.A14];1000*[.I14]*[.A14];&quot;&quot;)">
            <text:p/>
          </table:table-cell>
          <table:table-cell table:style-name="ce12"/>
          <table:table-cell table:number-columns-repeated="1001"/>
        </table:table-row>
        <table:table-row table:style-name="ro2">
          <table:table-cell/>
          <table:table-cell table:style-name="ce3"/>
          <table:table-cell table:formula="of:=IF([.A15];3.3*20/([.E15]*POWER(2;12));&quot;&quot;)">
            <text:p/>
          </table:table-cell>
          <table:table-cell table:formula="of:=IF([.A15];3.3/[.E15];&quot;&quot;)">
            <text:p/>
          </table:table-cell>
          <table:table-cell table:formula="of:=IF([.A15];[.E14];&quot;&quot;)">
            <text:p/>
          </table:table-cell>
          <table:table-cell table:formula="of:=IF([.A15];[.C15]/[.A15];&quot;&quot;)">
            <text:p/>
          </table:table-cell>
          <table:table-cell table:style-name="ce4" table:formula="of:=IF([.F15]&gt;1;[.F15];IF([.F15]&gt;0.001;[.F15]*1000;IF([.F15]&gt;0.000001;1000000*[.F15];IF([.F15]&gt;[.F15]&gt;0.000000001;[.F15]*1000000000;&quot;&quot;))))">
            <text:p/>
          </table:table-cell>
          <table:table-cell table:formula="of:=IF([.A15];IF([.F15]&gt;1;&quot;A&quot;;IF([.F15]&gt;0.001;&quot;mA&quot;;IF([.F15]&gt;0.000001;&quot;uA&quot;;IF([.F15]&gt;0.000000001;&quot;nA&quot;;&quot;&quot;))));&quot;&quot;)">
            <text:p/>
          </table:table-cell>
          <table:table-cell table:formula="of:=IF([.A15];[.D15]/[.A15];&quot;&quot;)">
            <text:p/>
          </table:table-cell>
          <table:table-cell table:style-name="ce4" table:formula="of:=IF([.I15]&gt;1;[.I15];IF([.I15]&gt;0.001;[.I15]*1000;IF([.I15]&gt;0.000001;1000000*[.I15];IF([.I15]&gt;[.I15]&gt;0.000000001;[.I15]*1000000000;&quot;&quot;))))">
            <text:p/>
          </table:table-cell>
          <table:table-cell table:formula="of:=IF([.A15];IF([.I15]&gt;1;&quot;A&quot;;IF([.I15]&gt;0.001;&quot;mA&quot;;IF([.I15]&gt;0.000001;&quot;uA&quot;;IF([.I15]&gt;0.000000001;&quot;nA&quot;;&quot;&quot;))));&quot;&quot;)">
            <text:p/>
          </table:table-cell>
          <table:table-cell table:formula="of:=IF([.A15];[.I15]-[.F15];&quot;&quot;)">
            <text:p/>
          </table:table-cell>
          <table:table-cell table:style-name="ce4" table:formula="of:=IF([.L15]&gt;1;[.L15];IF([.L15]&gt;0.001;[.L15]*1000;IF([.L15]&gt;0.000001;1000000*[.L15];IF([.L15]&gt;[.L15]&gt;0.000000001;[.L15]*1000000000;&quot;&quot;))))">
            <text:p/>
          </table:table-cell>
          <table:table-cell table:formula="of:=IF([.A15];IF([.L15]&gt;1;&quot;A&quot;;IF([.L15]&gt;0.001;&quot;mA&quot;;IF([.L15]&gt;0.000001;&quot;uA&quot;;IF([.L15]&gt;0.000000001;&quot;nA&quot;;&quot;&quot;))));&quot;&quot;)">
            <text:p/>
          </table:table-cell>
          <table:table-cell table:style-name="ce6" table:formula="of:=IF([.A16];[.I16]-[.F15];&quot;&quot;)" table:number-columns-spanned="1" table:number-rows-spanned="2">
            <text:p/>
          </table:table-cell>
          <table:table-cell table:style-name="ce8" table:formula="of:=IF([.A16];IF([.O15]&gt;1;[.O15];IF([.O15]&gt;0.001;[.O15]*1000;IF([.O15]&gt;0.000001;1000000*[.O15];IF([.O15]&gt;[.O15]&gt;0.000000001;[.O15]*1000000000;&quot;&quot;))));&quot;&quot;)" table:number-columns-spanned="1" table:number-rows-spanned="2">
            <text:p/>
          </table:table-cell>
          <table:table-cell table:style-name="ce10" table:formula="of:=IF([.A16];IF([.G15];IF([.O15]&gt;1;&quot;A&quot;;IF([.O15]&gt;0.001;&quot;mA&quot;;IF([.O15]&gt;0.000001;&quot;uA&quot;;IF([.O15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4" table:formula="of:=IF([.A15];1000*[.I15]*[.I15]*[.A15];&quot;&quot;)">
            <text:p/>
          </table:table-cell>
          <table:table-cell table:style-name="ce5" table:formula="of:=IF([.A15];1000*[.I15]*[.A15];&quot;&quot;)">
            <text:p/>
          </table:table-cell>
          <table:table-cell table:style-name="ce12"/>
          <table:table-cell table:number-columns-repeated="1001"/>
        </table:table-row>
        <table:table-row table:style-name="ro2">
          <table:table-cell/>
          <table:table-cell table:style-name="ce3"/>
          <table:table-cell table:formula="of:=IF([.A16];3.3*20/([.E16]*POWER(2;12));&quot;&quot;)">
            <text:p/>
          </table:table-cell>
          <table:table-cell table:formula="of:=IF([.A16];3.3/[.E16];&quot;&quot;)">
            <text:p/>
          </table:table-cell>
          <table:table-cell table:formula="of:=IF([.A16];[.E15];&quot;&quot;)">
            <text:p/>
          </table:table-cell>
          <table:table-cell table:formula="of:=IF([.A16];[.C16]/[.A16];&quot;&quot;)">
            <text:p/>
          </table:table-cell>
          <table:table-cell table:style-name="ce4" table:formula="of:=IF([.F16]&gt;1;[.F16];IF([.F16]&gt;0.001;[.F16]*1000;IF([.F16]&gt;0.000001;1000000*[.F16];IF([.F16]&gt;[.F16]&gt;0.000000001;[.F16]*1000000000;&quot;&quot;))))">
            <text:p/>
          </table:table-cell>
          <table:table-cell table:formula="of:=IF([.A16];IF([.F16]&gt;1;&quot;A&quot;;IF([.F16]&gt;0.001;&quot;mA&quot;;IF([.F16]&gt;0.000001;&quot;uA&quot;;IF([.F16]&gt;0.000000001;&quot;nA&quot;;&quot;&quot;))));&quot;&quot;)">
            <text:p/>
          </table:table-cell>
          <table:table-cell table:formula="of:=IF([.A16];[.D16]/[.A16];&quot;&quot;)">
            <text:p/>
          </table:table-cell>
          <table:table-cell table:style-name="ce4" table:formula="of:=IF([.I16]&gt;1;[.I16];IF([.I16]&gt;0.001;[.I16]*1000;IF([.I16]&gt;0.000001;1000000*[.I16];IF([.I16]&gt;[.I16]&gt;0.000000001;[.I16]*1000000000;&quot;&quot;))))">
            <text:p/>
          </table:table-cell>
          <table:table-cell table:formula="of:=IF([.A16];IF([.I16]&gt;1;&quot;A&quot;;IF([.I16]&gt;0.001;&quot;mA&quot;;IF([.I16]&gt;0.000001;&quot;uA&quot;;IF([.I16]&gt;0.000000001;&quot;nA&quot;;&quot;&quot;))));&quot;&quot;)">
            <text:p/>
          </table:table-cell>
          <table:table-cell table:formula="of:=IF([.A16];[.I16]-[.F16];&quot;&quot;)">
            <text:p/>
          </table:table-cell>
          <table:table-cell table:style-name="ce4" table:formula="of:=IF([.L16]&gt;1;[.L16];IF([.L16]&gt;0.001;[.L16]*1000;IF([.L16]&gt;0.000001;1000000*[.L16];IF([.L16]&gt;[.L16]&gt;0.000000001;[.L16]*1000000000;&quot;&quot;))))">
            <text:p/>
          </table:table-cell>
          <table:table-cell table:formula="of:=IF([.A16];IF([.L16]&gt;1;&quot;A&quot;;IF([.L16]&gt;0.001;&quot;mA&quot;;IF([.L16]&gt;0.000001;&quot;uA&quot;;IF([.L16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7];[.I17]-[.F16];&quot;&quot;)" table:number-columns-spanned="1" table:number-rows-spanned="2">
            <text:p/>
          </table:table-cell>
          <table:table-cell table:style-name="ce8" table:formula="of:=IF([.A17];IF([.R16]&gt;1;[.R16];IF([.R16]&gt;0.001;[.R16]*1000;IF([.R16]&gt;0.000001;1000000*[.R16];IF([.R16]&gt;[.R16]&gt;0.000000001;[.R16]*1000000000;&quot;&quot;))));&quot;&quot;)" table:number-columns-spanned="1" table:number-rows-spanned="2">
            <text:p/>
          </table:table-cell>
          <table:table-cell table:style-name="ce10" table:formula="of:=IF([.A17];IF([.J16];IF([.R16]&gt;1;&quot;A&quot;;IF([.R16]&gt;0.001;&quot;mA&quot;;IF([.R16]&gt;0.000001;&quot;uA&quot;;IF([.R16]&gt;0.000000001;&quot;nA&quot;;&quot;&quot;))));&quot;&quot;);&quot;&quot;)" table:number-columns-spanned="1" table:number-rows-spanned="2">
            <text:p/>
          </table:table-cell>
          <table:table-cell table:style-name="ce4" table:formula="of:=IF([.A16];1000*[.I16]*[.I16]*[.A16];&quot;&quot;)">
            <text:p/>
          </table:table-cell>
          <table:table-cell table:style-name="ce5" table:formula="of:=IF([.A16];1000*[.I16]*[.A16];&quot;&quot;)">
            <text:p/>
          </table:table-cell>
          <table:table-cell table:style-name="ce12"/>
          <table:table-cell table:number-columns-repeated="1001"/>
        </table:table-row>
        <table:table-row table:style-name="ro2">
          <table:table-cell/>
          <table:table-cell table:style-name="ce3"/>
          <table:table-cell table:formula="of:=IF([.A17];3.3*20/([.E17]*POWER(2;12));&quot;&quot;)">
            <text:p/>
          </table:table-cell>
          <table:table-cell table:formula="of:=IF([.A17];3.3/[.E17];&quot;&quot;)">
            <text:p/>
          </table:table-cell>
          <table:table-cell table:formula="of:=IF([.A17];[.E16];&quot;&quot;)">
            <text:p/>
          </table:table-cell>
          <table:table-cell table:formula="of:=IF([.A17];[.C17]/[.A17];&quot;&quot;)">
            <text:p/>
          </table:table-cell>
          <table:table-cell table:style-name="ce4" table:formula="of:=IF([.F17]&gt;1;[.F17];IF([.F17]&gt;0.001;[.F17]*1000;IF([.F17]&gt;0.000001;1000000*[.F17];IF([.F17]&gt;[.F17]&gt;0.000000001;[.F17]*1000000000;&quot;&quot;))))">
            <text:p/>
          </table:table-cell>
          <table:table-cell table:formula="of:=IF([.A17];IF([.F17]&gt;1;&quot;A&quot;;IF([.F17]&gt;0.001;&quot;mA&quot;;IF([.F17]&gt;0.000001;&quot;uA&quot;;IF([.F17]&gt;0.000000001;&quot;nA&quot;;&quot;&quot;))));&quot;&quot;)">
            <text:p/>
          </table:table-cell>
          <table:table-cell table:formula="of:=IF([.A17];[.D17]/[.A17];&quot;&quot;)">
            <text:p/>
          </table:table-cell>
          <table:table-cell table:style-name="ce4" table:formula="of:=IF([.I17]&gt;1;[.I17];IF([.I17]&gt;0.001;[.I17]*1000;IF([.I17]&gt;0.000001;1000000*[.I17];IF([.I17]&gt;[.I17]&gt;0.000000001;[.I17]*1000000000;&quot;&quot;))))">
            <text:p/>
          </table:table-cell>
          <table:table-cell table:formula="of:=IF([.A17];IF([.I17]&gt;1;&quot;A&quot;;IF([.I17]&gt;0.001;&quot;mA&quot;;IF([.I17]&gt;0.000001;&quot;uA&quot;;IF([.I17]&gt;0.000000001;&quot;nA&quot;;&quot;&quot;))));&quot;&quot;)">
            <text:p/>
          </table:table-cell>
          <table:table-cell table:formula="of:=IF([.A17];[.I17]-[.F17];&quot;&quot;)">
            <text:p/>
          </table:table-cell>
          <table:table-cell table:style-name="ce4" table:formula="of:=IF([.L17]&gt;1;[.L17];IF([.L17]&gt;0.001;[.L17]*1000;IF([.L17]&gt;0.000001;1000000*[.L17];IF([.L17]&gt;[.L17]&gt;0.000000001;[.L17]*1000000000;&quot;&quot;))))">
            <text:p/>
          </table:table-cell>
          <table:table-cell table:formula="of:=IF([.A17];IF([.L17]&gt;1;&quot;A&quot;;IF([.L17]&gt;0.001;&quot;mA&quot;;IF([.L17]&gt;0.000001;&quot;uA&quot;;IF([.L17]&gt;0.000000001;&quot;nA&quot;;&quot;&quot;))));&quot;&quot;)">
            <text:p/>
          </table:table-cell>
          <table:table-cell table:style-name="ce6" table:formula="of:=IF([.A18];[.I18]-[.F17];&quot;&quot;)" table:number-columns-spanned="1" table:number-rows-spanned="2">
            <text:p/>
          </table:table-cell>
          <table:table-cell table:style-name="ce8" table:formula="of:=IF([.A18];IF([.O17]&gt;1;[.O17];IF([.O17]&gt;0.001;[.O17]*1000;IF([.O17]&gt;0.000001;1000000*[.O17];IF([.O17]&gt;[.O17]&gt;0.000000001;[.O17]*1000000000;&quot;&quot;))));&quot;&quot;)" table:number-columns-spanned="1" table:number-rows-spanned="2">
            <text:p/>
          </table:table-cell>
          <table:table-cell table:style-name="ce10" table:formula="of:=IF([.A18];IF([.G17];IF([.O17]&gt;1;&quot;A&quot;;IF([.O17]&gt;0.001;&quot;mA&quot;;IF([.O17]&gt;0.000001;&quot;uA&quot;;IF([.O17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4" table:formula="of:=IF([.A17];1000*[.I17]*[.I17]*[.A17];&quot;&quot;)">
            <text:p/>
          </table:table-cell>
          <table:table-cell table:style-name="ce5" table:formula="of:=IF([.A17];1000*[.I17]*[.A17];&quot;&quot;)">
            <text:p/>
          </table:table-cell>
          <table:table-cell table:style-name="ce12"/>
          <table:table-cell table:number-columns-repeated="1001"/>
        </table:table-row>
        <table:table-row table:style-name="ro2">
          <table:table-cell/>
          <table:table-cell table:style-name="ce3"/>
          <table:table-cell table:formula="of:=IF([.A18];3.3*20/([.E18]*POWER(2;12));&quot;&quot;)">
            <text:p/>
          </table:table-cell>
          <table:table-cell table:formula="of:=IF([.A18];3.3/[.E18];&quot;&quot;)">
            <text:p/>
          </table:table-cell>
          <table:table-cell table:formula="of:=IF([.A18];[.E17];&quot;&quot;)">
            <text:p/>
          </table:table-cell>
          <table:table-cell table:formula="of:=IF([.A18];[.C18]/[.A18];&quot;&quot;)">
            <text:p/>
          </table:table-cell>
          <table:table-cell table:style-name="ce4" table:formula="of:=IF([.F18]&gt;1;[.F18];IF([.F18]&gt;0.001;[.F18]*1000;IF([.F18]&gt;0.000001;1000000*[.F18];IF([.F18]&gt;[.F18]&gt;0.000000001;[.F18]*1000000000;&quot;&quot;))))">
            <text:p/>
          </table:table-cell>
          <table:table-cell table:formula="of:=IF([.A18];IF([.F18]&gt;1;&quot;A&quot;;IF([.F18]&gt;0.001;&quot;mA&quot;;IF([.F18]&gt;0.000001;&quot;uA&quot;;IF([.F18]&gt;0.000000001;&quot;nA&quot;;&quot;&quot;))));&quot;&quot;)">
            <text:p/>
          </table:table-cell>
          <table:table-cell table:formula="of:=IF([.A18];[.D18]/[.A18];&quot;&quot;)">
            <text:p/>
          </table:table-cell>
          <table:table-cell table:style-name="ce4" table:formula="of:=IF([.I18]&gt;1;[.I18];IF([.I18]&gt;0.001;[.I18]*1000;IF([.I18]&gt;0.000001;1000000*[.I18];IF([.I18]&gt;[.I18]&gt;0.000000001;[.I18]*1000000000;&quot;&quot;))))">
            <text:p/>
          </table:table-cell>
          <table:table-cell table:formula="of:=IF([.A18];IF([.I18]&gt;1;&quot;A&quot;;IF([.I18]&gt;0.001;&quot;mA&quot;;IF([.I18]&gt;0.000001;&quot;uA&quot;;IF([.I18]&gt;0.000000001;&quot;nA&quot;;&quot;&quot;))));&quot;&quot;)">
            <text:p/>
          </table:table-cell>
          <table:table-cell table:formula="of:=IF([.A18];[.I18]-[.F18];&quot;&quot;)">
            <text:p/>
          </table:table-cell>
          <table:table-cell table:style-name="ce4" table:formula="of:=IF([.L18]&gt;1;[.L18];IF([.L18]&gt;0.001;[.L18]*1000;IF([.L18]&gt;0.000001;1000000*[.L18];IF([.L18]&gt;[.L18]&gt;0.000000001;[.L18]*1000000000;&quot;&quot;))))">
            <text:p/>
          </table:table-cell>
          <table:table-cell table:formula="of:=IF([.A18];IF([.L18]&gt;1;&quot;A&quot;;IF([.L18]&gt;0.001;&quot;mA&quot;;IF([.L18]&gt;0.000001;&quot;uA&quot;;IF([.L18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7"/>
          <table:table-cell table:number-columns-repeated="2"/>
          <table:table-cell table:style-name="ce4" table:formula="of:=IF([.A18];1000*[.I18]*[.I18]*[.A18];&quot;&quot;)">
            <text:p/>
          </table:table-cell>
          <table:table-cell table:style-name="ce5" table:formula="of:=IF([.A18];1000*[.I18]*[.A18];&quot;&quot;)">
            <text:p/>
          </table:table-cell>
          <table:table-cell table:style-name="ce12"/>
          <table:table-cell table:number-columns-repeated="1001"/>
        </table:table-row>
        <table:table-row table:style-name="ro2">
          <table:table-cell table:number-columns-repeated="14" office:value-type="string">
            <text:p>EOF</text:p>
          </table:table-cell>
          <table:table-cell table:number-columns-repeated="6"/>
          <table:table-cell table:number-columns-repeated="14" office:value-type="string">
            <text:p>EOF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2"/>
          <table:table-cell table:style-name="ce13"/>
          <table:table-cell table:number-columns-repeated="100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-bit" table:style-name="ta2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number-columns-repeated="2" table:default-cell-style-name="Excel_20_Built-in_20_Normal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1" table:visibility="collapse" table:default-cell-style-name="Excel_20_Built-in_20_Normal"/>
        <table:table-column table:style-name="co2" table:number-columns-repeated="2" table:default-cell-style-name="Excel_20_Built-in_20_Normal"/>
        <table:table-column table:style-name="co1" table:visibility="collapse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visibility="collapse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5" table:number-columns-repeated="999" table:default-cell-style-name="Excel_20_Built-in_20_Normal"/>
        <table:table-row table:style-name="ro1">
          <table:table-cell>
            <draw:custom-shape table:end-cell-address="'16-bit'.Z1" table:end-x="0.6827in" table:end-y="2.8913in" draw:z-index="1" draw:name="TextBox 2" draw:style-name="gr1" draw:text-style-name="P1" svg:width="20.2768in" svg:height="2.8913in" svg:x="0.0295in" svg:y="0in">
              <text:p text:style-name="P1"><text:span text:style-name="T1">EE4951 Shunt Resistance Calculation</text:span></text:p>
              <text:p text:style-name="P1"><text:span text:style-name="T1"><text:s text:c="2"/></text:span></text:p>
              <text:p text:style-name="P1"><text:span text:style-name="T1">- Assumes an amp gain</text:span></text:p>
              <text:p text:style-name="P1"><text:span text:style-name="T1">- Minimum input voltage value chosen to be &gt; 20 LSBs</text:span></text:p>
              <text:p text:style-name="P1"><text:span text:style-name="T1">- Uses 16-bit ADC (ENOB = 14 bits)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"/>
          <table:table-cell>
            <draw:frame table:end-cell-address="'16-bit'.AP31" table:end-x="0.6264in" table:end-y="0.113in" draw:z-index="0" draw:name="Chart 1" draw:style-name="gr2" draw:text-style-name="P2" svg:width="14.9071in" svg:height="9.4768in" svg:x="0.0433in" svg:y="0.0004in">
              <draw:object draw:notify-on-update-of-ranges="'16-bit'.A5:'16-bit'.A10 '16-bit'.F4:'16-bit'.F4 '16-bit'.F5:'16-bit'.F10 '16-bit'.L4:'16-bit'.L4 '16-bit'.L5:'16-bit'.L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table:number-columns-spanned="1" table:number-rows-spanned="2">
            <text:p>Resistance (Ω)</text:p>
          </table:table-cell>
          <table:table-cell table:style-name="ce1" office:value-type="string" table:number-columns-spanned="1" table:number-rows-spanned="2">
            <text:p>Tolerance</text:p>
          </table:table-cell>
          <table:table-cell table:style-name="ce1" office:value-type="string" table:number-columns-spanned="2" table:number-rows-spanned="1">
            <text:p>Voltage</text:p>
          </table:table-cell>
          <table:covered-table-cell table:style-name="ce2"/>
          <table:table-cell table:style-name="ce2"/>
          <table:table-cell table:style-name="ce1" office:value-type="string" table:number-columns-spanned="15" table:number-rows-spanned="1">
            <text:p>Current</text:p>
          </table:table-cell>
          <table:covered-table-cell table:number-columns-repeated="14" table:style-name="ce2"/>
          <table:table-cell table:style-name="ce1" office:value-type="string" table:number-columns-spanned="2" table:number-rows-spanned="1">
            <text:p>Scale</text:p>
          </table:table-cell>
          <table:covered-table-cell table:style-name="ce2"/>
          <table:table-cell table:style-name="ce1" office:value-type="string" table:number-columns-spanned="1" table:number-rows-spanned="2">
            <text:p>P<text:span text:style-name="T2">dis Max</text:span><text:span text:style-name="T3"> (mW)</text:span></text:p>
          </table:table-cell>
          <table:table-cell table:style-name="ce1" office:value-type="string" table:number-columns-spanned="1" table:number-rows-spanned="2">
            <text:p>V<text:span text:style-name="T2">burden Max</text:span><text:span text:style-name="T3"> </text:span><text:span text:style-name="T3">(mV)</text:span></text:p>
          </table:table-cell>
          <table:table-cell table:style-name="ce1" office:value-type="string" table:number-columns-spanned="1" table:number-rows-spanned="2">
            <text:p>MFG_PN (Resistor)</text:p>
          </table:table-cell>
          <table:table-cell table:style-name="ce14" table:number-columns-repeated="8"/>
          <table:table-cell table:number-columns-repeated="991"/>
        </table:table-row>
        <table:table-row table:style-name="ro3">
          <table:covered-table-cell table:number-columns-repeated="2" table:style-name="ce2"/>
          <table:table-cell table:style-name="ce2" office:value-type="string">
            <text:p>Min (V)</text:p>
          </table:table-cell>
          <table:table-cell table:style-name="ce2" office:value-type="string">
            <text:p>Max (V)</text:p>
          </table:table-cell>
          <table:table-cell table:style-name="ce2" office:value-type="string">
            <text:p>Amp Gain</text:p>
          </table:table-cell>
          <table:table-cell table:style-name="ce1" office:value-type="string" table:number-columns-spanned="3" table:number-rows-spanned="1">
            <text:p>Min (A)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Max (A)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Range (A)</text:p>
          </table:table-cell>
          <table:covered-table-cell table:number-columns-repeated="2" table:style-name="ce2"/>
          <table:table-cell table:style-name="ce1" office:value-type="string" table:number-columns-spanned="6" table:number-rows-spanned="1">
            <text:p>Overlap</text:p>
          </table:table-cell>
          <table:covered-table-cell table:number-columns-repeated="5" table:style-name="ce2"/>
          <table:table-cell table:style-name="ce2" office:value-type="string">
            <text:p>(uV/LSB)</text:p>
          </table:table-cell>
          <table:table-cell table:style-name="ce2" office:value-type="string">
            <text:p>(uA/LSB)</text:p>
          </table:table-cell>
          <table:covered-table-cell table:number-columns-repeated="3" table:style-name="ce2"/>
          <table:table-cell table:style-name="ce14" table:number-columns-repeated="8"/>
          <table:table-cell table:number-columns-repeated="991"/>
        </table:table-row>
        <table:table-row table:style-name="ro2">
          <table:table-cell office:value-type="float" office:value="0.01">
            <text:p>0.01</text:p>
          </table:table-cell>
          <table:table-cell table:style-name="ce3"/>
          <table:table-cell table:formula="of:=IF([.A5];3.3*20/([.E5]*POWER(2;14));&quot;&quot;)" office:value-type="float" office:value="0.00013427734375">
            <text:p>0.0001342773</text:p>
          </table:table-cell>
          <table:table-cell table:formula="of:=IF([.A5];3/[.E5];&quot;&quot;)" office:value-type="float" office:value="0.1">
            <text:p>0.1</text:p>
          </table:table-cell>
          <table:table-cell office:value-type="float" office:value="30">
            <text:p>30</text:p>
          </table:table-cell>
          <table:table-cell table:formula="of:=IF([.A5];[.C5]/[.A5];&quot;&quot;)" office:value-type="float" office:value="0.013427734375">
            <text:p>0.0134277344</text:p>
          </table:table-cell>
          <table:table-cell table:style-name="ce4" table:formula="of:=IF([.F5]&gt;1;[.F5];IF([.F5]&gt;0.001;[.F5]*1000;IF([.F5]&gt;0.000001;1000000*[.F5];IF([.F5]&gt;[.F5]&gt;0.000000001;[.F5]*1000000000;&quot;&quot;))))" office:value-type="float" office:value="13.427734375">
            <text:p>13.4</text:p>
          </table:table-cell>
          <table:table-cell table:formula="of:=IF([.A5];IF([.F5]&gt;1;&quot;A&quot;;IF([.F5]&gt;0.001;&quot;mA&quot;;IF([.F5]&gt;0.000001;&quot;uA&quot;;IF([.F5]&gt;0.000000001;&quot;nA&quot;;&quot;&quot;))));&quot;&quot;)" office:value-type="string" office:string-value="mA">
            <text:p>mA</text:p>
          </table:table-cell>
          <table:table-cell table:formula="of:=IF([.A5];[.D5]/[.A5];&quot;&quot;)" office:value-type="float" office:value="10">
            <text:p>10</text:p>
          </table:table-cell>
          <table:table-cell table:style-name="ce4" table:formula="of:=IF([.I5]&gt;1;[.I5];IF([.I5]&gt;0.001;[.I5]*1000;IF([.I5]&gt;0.000001;1000000*[.I5];IF([.I5]&gt;[.I5]&gt;0.000000001;[.I5]*1000000000;&quot;&quot;))))" office:value-type="float" office:value="10">
            <text:p>10.0</text:p>
          </table:table-cell>
          <table:table-cell table:formula="of:=IF([.A5];IF([.I5]&gt;1;&quot;A&quot;;IF([.I5]&gt;0.001;&quot;mA&quot;;IF([.I5]&gt;0.000001;&quot;uA&quot;;IF([.I5]&gt;0.000000001;&quot;nA&quot;;&quot;&quot;))));&quot;&quot;)" office:value-type="string" office:string-value="A">
            <text:p>A</text:p>
          </table:table-cell>
          <table:table-cell table:formula="of:=IF([.A5];[.I5]-[.F5];&quot;&quot;)" office:value-type="float" office:value="9.986572265625">
            <text:p>9.9865722656</text:p>
          </table:table-cell>
          <table:table-cell table:style-name="ce4" table:formula="of:=IF([.L5]&gt;1;[.L5];IF([.L5]&gt;0.001;[.L5]*1000;IF([.L5]&gt;0.000001;1000000*[.L5];IF([.L5]&gt;[.L5]&gt;0.000000001;[.L5]*1000000000;&quot;&quot;))))" office:value-type="float" office:value="9.986572265625">
            <text:p>10.0</text:p>
          </table:table-cell>
          <table:table-cell table:formula="of:=IF([.A5];IF([.L5]&gt;1;&quot;A&quot;;IF([.L5]&gt;0.001;&quot;mA&quot;;IF([.L5]&gt;0.000001;&quot;uA&quot;;IF([.L5]&gt;0.000000001;&quot;nA&quot;;&quot;&quot;))));&quot;&quot;)" office:value-type="string" office:string-value="A">
            <text:p>A</text:p>
          </table:table-cell>
          <table:table-cell table:style-name="ce6" table:formula="of:=IF([.A6];[.I6]-[.F5];&quot;&quot;)" office:value-type="float" office:value="0.086572265625" table:number-columns-spanned="1" table:number-rows-spanned="2">
            <text:p>0.0865722656</text:p>
          </table:table-cell>
          <table:table-cell table:style-name="ce8" table:formula="of:=IF([.A6];IF([.O5]&gt;1;[.O5];IF([.O5]&gt;0.001;[.O5]*1000;IF([.O5]&gt;0.000001;1000000*[.O5];IF([.O5]&gt;[.O5]&gt;0.000000001;[.O5]*1000000000;&quot;&quot;))));&quot;&quot;)" office:value-type="float" office:value="86.572265625" table:number-columns-spanned="1" table:number-rows-spanned="2">
            <text:p>86.6</text:p>
          </table:table-cell>
          <table:table-cell table:style-name="ce10" table:formula="of:=IF([.A6];IF([.G5];IF([.O5]&gt;1;&quot;A&quot;;IF([.O5]&gt;0.001;&quot;mA&quot;;IF([.O5]&gt;0.000001;&quot;uA&quot;;IF([.O5]&gt;0.000000001;&quot;nA&quot;;&quot;&quot;))));&quot;&quot;);&quot;&quot;)" office:value-type="string" office:string-value="mA" table:number-columns-spanned="1" table:number-rows-spanned="2">
            <text:p>mA</text:p>
          </table:table-cell>
          <table:table-cell table:style-name="ce7"/>
          <table:table-cell table:number-columns-repeated="2"/>
          <table:table-cell table:style-name="ce15" table:formula="of:=IF([.A5];1000000*[.E5]*[.D5]/POWER(2;16);&quot;&quot;)" office:value-type="float" office:value="45.7763671875">
            <text:p>45.776</text:p>
          </table:table-cell>
          <table:table-cell table:style-name="ce15" table:formula="of:=IF([.A5];[.F5]*1000000;&quot;&quot;)" office:value-type="float" office:value="13427.734375">
            <text:p>13427.734</text:p>
          </table:table-cell>
          <table:table-cell table:style-name="ce4" table:formula="of:=IF([.A5];1000*[.I5]*[.I5]*[.A5];&quot;&quot;)" office:value-type="float" office:value="1000">
            <text:p>1000.0</text:p>
          </table:table-cell>
          <table:table-cell table:style-name="ce5" table:formula="of:=IF([.A5];1000*[.I5]*[.A5];&quot;&quot;)" office:value-type="float" office:value="100">
            <text:p>100.00</text:p>
          </table:table-cell>
          <table:table-cell table:style-name="ce12"/>
          <table:table-cell table:number-columns-repeated="999"/>
        </table:table-row>
        <table:table-row table:style-name="ro2">
          <table:table-cell office:value-type="float" office:value="1">
            <text:p>1</text:p>
          </table:table-cell>
          <table:table-cell table:style-name="ce3"/>
          <table:table-cell table:formula="of:=IF([.A6];3.3*20/([.E6]*POWER(2;14));&quot;&quot;)" office:value-type="float" office:value="0.00013427734375">
            <text:p>0.0001342773</text:p>
          </table:table-cell>
          <table:table-cell table:formula="of:=IF([.A6];3/[.E6];&quot;&quot;)" office:value-type="float" office:value="0.1">
            <text:p>0.1</text:p>
          </table:table-cell>
          <table:table-cell table:formula="of:=IF([.A6];[.E5];&quot;&quot;)" office:value-type="float" office:value="30">
            <text:p>30</text:p>
          </table:table-cell>
          <table:table-cell table:formula="of:=IF([.A6];[.C6]/[.A6];&quot;&quot;)" office:value-type="float" office:value="0.00013427734375">
            <text:p>0.0001342773</text:p>
          </table:table-cell>
          <table:table-cell table:style-name="ce4" table:formula="of:=IF([.F6]&gt;1;[.F6];IF([.F6]&gt;0.001;[.F6]*1000;IF([.F6]&gt;0.000001;1000000*[.F6];IF([.F6]&gt;[.F6]&gt;0.000000001;[.F6]*1000000000;&quot;&quot;))))" office:value-type="float" office:value="134.27734375">
            <text:p>134.3</text:p>
          </table:table-cell>
          <table:table-cell table:formula="of:=IF([.A6];IF([.F6]&gt;1;&quot;A&quot;;IF([.F6]&gt;0.001;&quot;mA&quot;;IF([.F6]&gt;0.000001;&quot;uA&quot;;IF([.F6]&gt;0.000000001;&quot;nA&quot;;&quot;&quot;))));&quot;&quot;)" office:value-type="string" office:string-value="uA">
            <text:p>uA</text:p>
          </table:table-cell>
          <table:table-cell table:formula="of:=IF([.A6];[.D6]/[.A6];&quot;&quot;)" office:value-type="float" office:value="0.1">
            <text:p>0.1</text:p>
          </table:table-cell>
          <table:table-cell table:style-name="ce4" table:formula="of:=IF([.I6]&gt;1;[.I6];IF([.I6]&gt;0.001;[.I6]*1000;IF([.I6]&gt;0.000001;1000000*[.I6];IF([.I6]&gt;[.I6]&gt;0.000000001;[.I6]*1000000000;&quot;&quot;))))" office:value-type="float" office:value="100">
            <text:p>100.0</text:p>
          </table:table-cell>
          <table:table-cell table:formula="of:=IF([.A6];IF([.I6]&gt;1;&quot;A&quot;;IF([.I6]&gt;0.001;&quot;mA&quot;;IF([.I6]&gt;0.000001;&quot;uA&quot;;IF([.I6]&gt;0.000000001;&quot;nA&quot;;&quot;&quot;))));&quot;&quot;)" office:value-type="string" office:string-value="mA">
            <text:p>mA</text:p>
          </table:table-cell>
          <table:table-cell table:formula="of:=IF([.A6];[.I6]-[.F6];&quot;&quot;)" office:value-type="float" office:value="0.09986572265625">
            <text:p>0.0998657227</text:p>
          </table:table-cell>
          <table:table-cell table:style-name="ce4" table:formula="of:=IF([.L6]&gt;1;[.L6];IF([.L6]&gt;0.001;[.L6]*1000;IF([.L6]&gt;0.000001;1000000*[.L6];IF([.L6]&gt;[.L6]&gt;0.000000001;[.L6]*1000000000;&quot;&quot;))))" office:value-type="float" office:value="99.86572265625">
            <text:p>99.9</text:p>
          </table:table-cell>
          <table:table-cell table:formula="of:=IF([.A6];IF([.L6]&gt;1;&quot;A&quot;;IF([.L6]&gt;0.001;&quot;mA&quot;;IF([.L6]&gt;0.000001;&quot;uA&quot;;IF([.L6]&gt;0.000000001;&quot;nA&quot;;&quot;&quot;))));&quot;&quot;)" office:value-type="string" office:string-value="mA">
            <text:p>mA</text:p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7];[.I7]-[.F6];&quot;&quot;)" office:value-type="float" office:value="0.00086572265625" table:number-columns-spanned="1" table:number-rows-spanned="2">
            <text:p>0.0008657227</text:p>
          </table:table-cell>
          <table:table-cell table:style-name="ce8" table:formula="of:=IF([.A7];IF([.R6]&gt;1;[.R6];IF([.R6]&gt;0.001;[.R6]*1000;IF([.R6]&gt;0.000001;1000000*[.R6];IF([.R6]&gt;[.R6]&gt;0.000000001;[.R6]*1000000000;&quot;&quot;))));&quot;&quot;)" office:value-type="float" office:value="865.72265625" table:number-columns-spanned="1" table:number-rows-spanned="2">
            <text:p>865.7</text:p>
          </table:table-cell>
          <table:table-cell table:style-name="ce10" table:formula="of:=IF([.A7];IF([.J6];IF([.R6]&gt;1;&quot;A&quot;;IF([.R6]&gt;0.001;&quot;mA&quot;;IF([.R6]&gt;0.000001;&quot;uA&quot;;IF([.R6]&gt;0.000000001;&quot;nA&quot;;&quot;&quot;))));&quot;&quot;);&quot;&quot;)" office:value-type="string" office:string-value="uA" table:number-columns-spanned="1" table:number-rows-spanned="2">
            <text:p>uA</text:p>
          </table:table-cell>
          <table:table-cell table:style-name="ce15" table:formula="of:=IF([.A6];1000000*[.E6]*[.D6]/POWER(2;16);&quot;&quot;)" office:value-type="float" office:value="45.7763671875">
            <text:p>45.776</text:p>
          </table:table-cell>
          <table:table-cell table:style-name="ce15" table:formula="of:=IF([.A6];[.F6]*1000000;&quot;&quot;)" office:value-type="float" office:value="134.27734375">
            <text:p>134.277</text:p>
          </table:table-cell>
          <table:table-cell table:style-name="ce4" table:formula="of:=IF([.A6];1000*[.I6]*[.I6]*[.A6];&quot;&quot;)" office:value-type="float" office:value="10">
            <text:p>10.0</text:p>
          </table:table-cell>
          <table:table-cell table:style-name="ce5" table:formula="of:=IF([.A6];1000*[.I6]*[.A6];&quot;&quot;)" office:value-type="float" office:value="100">
            <text:p>100.00</text:p>
          </table:table-cell>
          <table:table-cell table:style-name="ce12"/>
          <table:table-cell table:number-columns-repeated="999"/>
        </table:table-row>
        <table:table-row table:style-name="ro2">
          <table:table-cell office:value-type="float" office:value="100">
            <text:p>100</text:p>
          </table:table-cell>
          <table:table-cell table:style-name="ce3"/>
          <table:table-cell table:formula="of:=IF([.A7];3.3*20/([.E7]*POWER(2;14));&quot;&quot;)" office:value-type="float" office:value="0.00013427734375">
            <text:p>0.0001342773</text:p>
          </table:table-cell>
          <table:table-cell table:formula="of:=IF([.A7];3/[.E7];&quot;&quot;)" office:value-type="float" office:value="0.1">
            <text:p>0.1</text:p>
          </table:table-cell>
          <table:table-cell table:formula="of:=IF([.A7];[.E6];&quot;&quot;)" office:value-type="float" office:value="30">
            <text:p>30</text:p>
          </table:table-cell>
          <table:table-cell table:formula="of:=IF([.A7];[.C7]/[.A7];&quot;&quot;)" office:value-type="float" office:value="0.0000013427734375">
            <text:p>1.3427734375E-006</text:p>
          </table:table-cell>
          <table:table-cell table:style-name="ce4" table:formula="of:=IF([.F7]&gt;1;[.F7];IF([.F7]&gt;0.001;[.F7]*1000;IF([.F7]&gt;0.000001;1000000*[.F7];IF([.F7]&gt;[.F7]&gt;0.000000001;[.F7]*1000000000;&quot;&quot;))))" office:value-type="float" office:value="1.3427734375">
            <text:p>1.3</text:p>
          </table:table-cell>
          <table:table-cell table:formula="of:=IF([.A7];IF([.F7]&gt;1;&quot;A&quot;;IF([.F7]&gt;0.001;&quot;mA&quot;;IF([.F7]&gt;0.000001;&quot;uA&quot;;IF([.F7]&gt;0.000000001;&quot;nA&quot;;&quot;&quot;))));&quot;&quot;)" office:value-type="string" office:string-value="uA">
            <text:p>uA</text:p>
          </table:table-cell>
          <table:table-cell table:formula="of:=IF([.A7];[.D7]/[.A7];&quot;&quot;)" office:value-type="float" office:value="0.001">
            <text:p>0.001</text:p>
          </table:table-cell>
          <table:table-cell table:style-name="ce4" table:formula="of:=IF([.I7]&gt;1;[.I7];IF([.I7]&gt;0.001;[.I7]*1000;IF([.I7]&gt;0.000001;1000000*[.I7];IF([.I7]&gt;[.I7]&gt;0.000000001;[.I7]*1000000000;&quot;&quot;))))" office:value-type="float" office:value="1000">
            <text:p>1000.0</text:p>
          </table:table-cell>
          <table:table-cell table:formula="of:=IF([.A7];IF([.I7]&gt;1;&quot;A&quot;;IF([.I7]&gt;0.001;&quot;mA&quot;;IF([.I7]&gt;0.000001;&quot;uA&quot;;IF([.I7]&gt;0.000000001;&quot;nA&quot;;&quot;&quot;))));&quot;&quot;)" office:value-type="string" office:string-value="uA">
            <text:p>uA</text:p>
          </table:table-cell>
          <table:table-cell table:formula="of:=IF([.A7];[.I7]-[.F7];&quot;&quot;)" office:value-type="float" office:value="0.0009986572265625">
            <text:p>0.0009986572</text:p>
          </table:table-cell>
          <table:table-cell table:style-name="ce4" table:formula="of:=IF([.L7]&gt;1;[.L7];IF([.L7]&gt;0.001;[.L7]*1000;IF([.L7]&gt;0.000001;1000000*[.L7];IF([.L7]&gt;[.L7]&gt;0.000000001;[.L7]*1000000000;&quot;&quot;))))" office:value-type="float" office:value="998.6572265625">
            <text:p>998.7</text:p>
          </table:table-cell>
          <table:table-cell table:formula="of:=IF([.A7];IF([.L7]&gt;1;&quot;A&quot;;IF([.L7]&gt;0.001;&quot;mA&quot;;IF([.L7]&gt;0.000001;&quot;uA&quot;;IF([.L7]&gt;0.000000001;&quot;nA&quot;;&quot;&quot;))));&quot;&quot;)" office:value-type="string" office:string-value="uA">
            <text:p>uA</text:p>
          </table:table-cell>
          <table:table-cell table:style-name="ce6" table:formula="of:=IF([.A8];[.I8]-[.F7];&quot;&quot;)" office:value-type="float" office:value="0.0000986572265625" table:number-columns-spanned="1" table:number-rows-spanned="2">
            <text:p>9.86572265625E-005</text:p>
          </table:table-cell>
          <table:table-cell table:style-name="ce8" table:formula="of:=IF([.A8];IF([.O7]&gt;1;[.O7];IF([.O7]&gt;0.001;[.O7]*1000;IF([.O7]&gt;0.000001;1000000*[.O7];IF([.O7]&gt;[.O7]&gt;0.000000001;[.O7]*1000000000;&quot;&quot;))));&quot;&quot;)" office:value-type="float" office:value="98.6572265625" table:number-columns-spanned="1" table:number-rows-spanned="2">
            <text:p>98.7</text:p>
          </table:table-cell>
          <table:table-cell table:style-name="ce10" table:formula="of:=IF([.A8];IF([.G7];IF([.O7]&gt;1;&quot;A&quot;;IF([.O7]&gt;0.001;&quot;mA&quot;;IF([.O7]&gt;0.000001;&quot;uA&quot;;IF([.O7]&gt;0.000000001;&quot;nA&quot;;&quot;&quot;))));&quot;&quot;);&quot;&quot;)" office:value-type="string" office:string-value="uA" table:number-columns-spanned="1" table:number-rows-spanned="2">
            <text:p>uA</text:p>
          </table:table-cell>
          <table:covered-table-cell table:style-name="ce7"/>
          <table:covered-table-cell table:style-name="ce9"/>
          <table:covered-table-cell table:style-name="ce11"/>
          <table:table-cell table:style-name="ce15" table:formula="of:=IF([.A7];1000000*[.E7]*[.D7]/POWER(2;16);&quot;&quot;)" office:value-type="float" office:value="45.7763671875">
            <text:p>45.776</text:p>
          </table:table-cell>
          <table:table-cell table:style-name="ce15" table:formula="of:=IF([.A7];[.F7]*1000000;&quot;&quot;)" office:value-type="float" office:value="1.3427734375">
            <text:p>1.343</text:p>
          </table:table-cell>
          <table:table-cell table:style-name="ce4" table:formula="of:=IF([.A7];1000*[.I7]*[.I7]*[.A7];&quot;&quot;)" office:value-type="float" office:value="0.1">
            <text:p>0.1</text:p>
          </table:table-cell>
          <table:table-cell table:style-name="ce5" table:formula="of:=IF([.A7];1000*[.I7]*[.A7];&quot;&quot;)" office:value-type="float" office:value="100">
            <text:p>100.00</text:p>
          </table:table-cell>
          <table:table-cell table:style-name="ce12"/>
          <table:table-cell table:number-columns-repeated="999"/>
        </table:table-row>
        <table:table-row table:style-name="ro2">
          <table:table-cell office:value-type="float" office:value="1000">
            <text:p>1000</text:p>
          </table:table-cell>
          <table:table-cell table:style-name="ce3"/>
          <table:table-cell table:formula="of:=IF([.A8];3.3*20/([.E8]*POWER(2;14));&quot;&quot;)" office:value-type="float" office:value="0.00013427734375">
            <text:p>0.0001342773</text:p>
          </table:table-cell>
          <table:table-cell table:formula="of:=IF([.A8];3/[.E8];&quot;&quot;)" office:value-type="float" office:value="0.1">
            <text:p>0.1</text:p>
          </table:table-cell>
          <table:table-cell table:formula="of:=IF([.A8];[.E7];&quot;&quot;)" office:value-type="float" office:value="30">
            <text:p>30</text:p>
          </table:table-cell>
          <table:table-cell table:formula="of:=IF([.A8];[.C8]/[.A8];&quot;&quot;)" office:value-type="float" office:value="0.00000013427734375">
            <text:p>1.3427734375E-007</text:p>
          </table:table-cell>
          <table:table-cell table:style-name="ce4" table:formula="of:=IF([.F8]&gt;1;[.F8];IF([.F8]&gt;0.001;[.F8]*1000;IF([.F8]&gt;0.000001;1000000*[.F8];IF([.F8]&gt;[.F8]&gt;0.000000001;[.F8]*1000000000;&quot;&quot;))))">
            <text:p/>
          </table:table-cell>
          <table:table-cell table:formula="of:=IF([.A8];IF([.F8]&gt;1;&quot;A&quot;;IF([.F8]&gt;0.001;&quot;mA&quot;;IF([.F8]&gt;0.000001;&quot;uA&quot;;IF([.F8]&gt;0.000000001;&quot;nA&quot;;&quot;&quot;))));&quot;&quot;)" office:value-type="string" office:string-value="nA">
            <text:p>nA</text:p>
          </table:table-cell>
          <table:table-cell table:formula="of:=IF([.A8];[.D8]/[.A8];&quot;&quot;)" office:value-type="float" office:value="0.0001">
            <text:p>0.0001</text:p>
          </table:table-cell>
          <table:table-cell table:style-name="ce4" table:formula="of:=IF([.I8]&gt;1;[.I8];IF([.I8]&gt;0.001;[.I8]*1000;IF([.I8]&gt;0.000001;1000000*[.I8];IF([.I8]&gt;[.I8]&gt;0.000000001;[.I8]*1000000000;&quot;&quot;))))" office:value-type="float" office:value="100">
            <text:p>100.0</text:p>
          </table:table-cell>
          <table:table-cell table:formula="of:=IF([.A8];IF([.I8]&gt;1;&quot;A&quot;;IF([.I8]&gt;0.001;&quot;mA&quot;;IF([.I8]&gt;0.000001;&quot;uA&quot;;IF([.I8]&gt;0.000000001;&quot;nA&quot;;&quot;&quot;))));&quot;&quot;)" office:value-type="string" office:string-value="uA">
            <text:p>uA</text:p>
          </table:table-cell>
          <table:table-cell table:formula="of:=IF([.A8];[.I8]-[.F8];&quot;&quot;)" office:value-type="float" office:value="0.00009986572265625">
            <text:p>9.986572265625E-005</text:p>
          </table:table-cell>
          <table:table-cell table:style-name="ce4" table:formula="of:=IF([.L8]&gt;1;[.L8];IF([.L8]&gt;0.001;[.L8]*1000;IF([.L8]&gt;0.000001;1000000*[.L8];IF([.L8]&gt;[.L8]&gt;0.000000001;[.L8]*1000000000;&quot;&quot;))))" office:value-type="float" office:value="99.86572265625">
            <text:p>99.9</text:p>
          </table:table-cell>
          <table:table-cell table:formula="of:=IF([.A8];IF([.L8]&gt;1;&quot;A&quot;;IF([.L8]&gt;0.001;&quot;mA&quot;;IF([.L8]&gt;0.000001;&quot;uA&quot;;IF([.L8]&gt;0.000000001;&quot;nA&quot;;&quot;&quot;))));&quot;&quot;)" office:value-type="string" office:string-value="uA">
            <text:p>uA</text:p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9];[.I9]-[.F8];&quot;&quot;)" table:number-columns-spanned="1" table:number-rows-spanned="2">
            <text:p/>
          </table:table-cell>
          <table:table-cell table:style-name="ce8" table:formula="of:=IF([.A9];IF([.R8]&gt;1;[.R8];IF([.R8]&gt;0.001;[.R8]*1000;IF([.R8]&gt;0.000001;1000000*[.R8];IF([.R8]&gt;[.R8]&gt;0.000000001;[.R8]*1000000000;&quot;&quot;))));&quot;&quot;)" table:number-columns-spanned="1" table:number-rows-spanned="2">
            <text:p/>
          </table:table-cell>
          <table:table-cell table:style-name="ce10" table:formula="of:=IF([.A9];IF([.J8];IF([.R8]&gt;1;&quot;A&quot;;IF([.R8]&gt;0.001;&quot;mA&quot;;IF([.R8]&gt;0.000001;&quot;uA&quot;;IF([.R8]&gt;0.000000001;&quot;nA&quot;;&quot;&quot;))));&quot;&quot;);&quot;&quot;)" table:number-columns-spanned="1" table:number-rows-spanned="2">
            <text:p/>
          </table:table-cell>
          <table:table-cell table:formula="of:=IF([.A8];1000000*[.E8]*[.D8]/POWER(2;16);&quot;&quot;)" office:value-type="float" office:value="45.7763671875">
            <text:p>45.7763671875</text:p>
          </table:table-cell>
          <table:table-cell table:formula="of:=IF([.A8];[.F8]*1000000;&quot;&quot;)" office:value-type="float" office:value="0.13427734375">
            <text:p>0.1342773438</text:p>
          </table:table-cell>
          <table:table-cell table:style-name="ce4" table:formula="of:=IF([.A8];1000*[.I8]*[.I8]*[.A8];&quot;&quot;)" office:value-type="float" office:value="0.01">
            <text:p>0.0</text:p>
          </table:table-cell>
          <table:table-cell table:style-name="ce5" table:formula="of:=IF([.A8];1000*[.I8]*[.A8];&quot;&quot;)" office:value-type="float" office:value="100">
            <text:p>100.00</text:p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9];3.3*20/([.E9]*POWER(2;16));&quot;&quot;)">
            <text:p/>
          </table:table-cell>
          <table:table-cell table:formula="of:=IF([.A9];3/[.E9];&quot;&quot;)">
            <text:p/>
          </table:table-cell>
          <table:table-cell table:formula="of:=IF([.A9];[.E8];&quot;&quot;)">
            <text:p/>
          </table:table-cell>
          <table:table-cell table:formula="of:=IF([.A9];[.C9]/[.A9];&quot;&quot;)">
            <text:p/>
          </table:table-cell>
          <table:table-cell table:style-name="ce4" table:formula="of:=IF([.F9]&gt;1;[.F9];IF([.F9]&gt;0.001;[.F9]*1000;IF([.F9]&gt;0.000001;1000000*[.F9];IF([.F9]&gt;[.F9]&gt;0.000000001;[.F9]*1000000000;&quot;&quot;))))">
            <text:p/>
          </table:table-cell>
          <table:table-cell table:formula="of:=IF([.A9];IF([.F9]&gt;1;&quot;A&quot;;IF([.F9]&gt;0.001;&quot;mA&quot;;IF([.F9]&gt;0.000001;&quot;uA&quot;;IF([.F9]&gt;0.000000001;&quot;nA&quot;;&quot;&quot;))));&quot;&quot;)">
            <text:p/>
          </table:table-cell>
          <table:table-cell table:formula="of:=IF([.A9];[.D9]/[.A9];&quot;&quot;)">
            <text:p/>
          </table:table-cell>
          <table:table-cell table:style-name="ce4" table:formula="of:=IF([.I9]&gt;1;[.I9];IF([.I9]&gt;0.001;[.I9]*1000;IF([.I9]&gt;0.000001;1000000*[.I9];IF([.I9]&gt;[.I9]&gt;0.000000001;[.I9]*1000000000;&quot;&quot;))))">
            <text:p/>
          </table:table-cell>
          <table:table-cell table:formula="of:=IF([.A9];IF([.I9]&gt;1;&quot;A&quot;;IF([.I9]&gt;0.001;&quot;mA&quot;;IF([.I9]&gt;0.000001;&quot;uA&quot;;IF([.I9]&gt;0.000000001;&quot;nA&quot;;&quot;&quot;))));&quot;&quot;)">
            <text:p/>
          </table:table-cell>
          <table:table-cell table:formula="of:=IF([.A9];[.I9]-[.F9];&quot;&quot;)">
            <text:p/>
          </table:table-cell>
          <table:table-cell table:style-name="ce4" table:formula="of:=IF([.L9]&gt;1;[.L9];IF([.L9]&gt;0.001;[.L9]*1000;IF([.L9]&gt;0.000001;1000000*[.L9];IF([.L9]&gt;[.L9]&gt;0.000000001;[.L9]*1000000000;&quot;&quot;))))">
            <text:p/>
          </table:table-cell>
          <table:table-cell table:formula="of:=IF([.A9];IF([.L9]&gt;1;&quot;A&quot;;IF([.L9]&gt;0.001;&quot;mA&quot;;IF([.L9]&gt;0.000001;&quot;uA&quot;;IF([.L9]&gt;0.000000001;&quot;nA&quot;;&quot;&quot;))));&quot;&quot;)">
            <text:p/>
          </table:table-cell>
          <table:table-cell table:style-name="ce6" table:formula="of:=IF([.A10];[.I10]-[.F9];&quot;&quot;)" table:number-columns-spanned="1" table:number-rows-spanned="2">
            <text:p/>
          </table:table-cell>
          <table:table-cell table:style-name="ce8" table:formula="of:=IF([.A10];IF([.O9]&gt;1;[.O9];IF([.O9]&gt;0.001;[.O9]*1000;IF([.O9]&gt;0.000001;1000000*[.O9];IF([.O9]&gt;[.O9]&gt;0.000000001;[.O9]*1000000000;&quot;&quot;))));&quot;&quot;)" table:number-columns-spanned="1" table:number-rows-spanned="2">
            <text:p/>
          </table:table-cell>
          <table:table-cell table:style-name="ce10" table:formula="of:=IF([.A10];IF([.G9];IF([.O9]&gt;1;&quot;A&quot;;IF([.O9]&gt;0.001;&quot;mA&quot;;IF([.O9]&gt;0.000001;&quot;uA&quot;;IF([.O9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formula="of:=IF([.A9];1000000*[.E9]*[.D9]/POWER(2;16);&quot;&quot;)">
            <text:p/>
          </table:table-cell>
          <table:table-cell table:formula="of:=IF([.A9];[.F9]*1000000;&quot;&quot;)">
            <text:p/>
          </table:table-cell>
          <table:table-cell table:style-name="ce4" table:formula="of:=IF([.A9];1000*[.I9]*[.I9]*[.A9];&quot;&quot;)">
            <text:p/>
          </table:table-cell>
          <table:table-cell table:style-name="ce5" table:formula="of:=IF([.A9];1000*[.I9]*[.A9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0];3.3*20/([.E10]*POWER(2;16));&quot;&quot;)">
            <text:p/>
          </table:table-cell>
          <table:table-cell table:formula="of:=IF([.A10];3/[.E10];&quot;&quot;)">
            <text:p/>
          </table:table-cell>
          <table:table-cell table:formula="of:=IF([.A10];[.E9];&quot;&quot;)">
            <text:p/>
          </table:table-cell>
          <table:table-cell table:formula="of:=IF([.A10];[.C10]/[.A10];&quot;&quot;)">
            <text:p/>
          </table:table-cell>
          <table:table-cell table:style-name="ce4" table:formula="of:=IF([.F10]&gt;1;[.F10];IF([.F10]&gt;0.001;[.F10]*1000;IF([.F10]&gt;0.000001;1000000*[.F10];IF([.F10]&gt;[.F10]&gt;0.000000001;[.F10]*1000000000;&quot;&quot;))))">
            <text:p/>
          </table:table-cell>
          <table:table-cell table:formula="of:=IF([.A10];IF([.F10]&gt;1;&quot;A&quot;;IF([.F10]&gt;0.001;&quot;mA&quot;;IF([.F10]&gt;0.000001;&quot;uA&quot;;IF([.F10]&gt;0.000000001;&quot;nA&quot;;&quot;&quot;))));&quot;&quot;)">
            <text:p/>
          </table:table-cell>
          <table:table-cell table:formula="of:=IF([.A10];[.D10]/[.A10];&quot;&quot;)">
            <text:p/>
          </table:table-cell>
          <table:table-cell table:style-name="ce4" table:formula="of:=IF([.I10]&gt;1;[.I10];IF([.I10]&gt;0.001;[.I10]*1000;IF([.I10]&gt;0.000001;1000000*[.I10];IF([.I10]&gt;[.I10]&gt;0.000000001;[.I10]*1000000000;&quot;&quot;))))">
            <text:p/>
          </table:table-cell>
          <table:table-cell table:formula="of:=IF([.A10];IF([.I10]&gt;1;&quot;A&quot;;IF([.I10]&gt;0.001;&quot;mA&quot;;IF([.I10]&gt;0.000001;&quot;uA&quot;;IF([.I10]&gt;0.000000001;&quot;nA&quot;;&quot;&quot;))));&quot;&quot;)">
            <text:p/>
          </table:table-cell>
          <table:table-cell table:formula="of:=IF([.A10];[.I10]-[.F10];&quot;&quot;)">
            <text:p/>
          </table:table-cell>
          <table:table-cell table:style-name="ce4" table:formula="of:=IF([.L10]&gt;1;[.L10];IF([.L10]&gt;0.001;[.L10]*1000;IF([.L10]&gt;0.000001;1000000*[.L10];IF([.L10]&gt;[.L10]&gt;0.000000001;[.L10]*1000000000;&quot;&quot;))))">
            <text:p/>
          </table:table-cell>
          <table:table-cell table:formula="of:=IF([.A10];IF([.L10]&gt;1;&quot;A&quot;;IF([.L10]&gt;0.001;&quot;mA&quot;;IF([.L10]&gt;0.000001;&quot;uA&quot;;IF([.L10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1];[.I11]-[.F10];&quot;&quot;)" table:number-columns-spanned="1" table:number-rows-spanned="2">
            <text:p/>
          </table:table-cell>
          <table:table-cell table:style-name="ce8" table:formula="of:=IF([.A11];IF([.R10]&gt;1;[.R10];IF([.R10]&gt;0.001;[.R10]*1000;IF([.R10]&gt;0.000001;1000000*[.R10];IF([.R10]&gt;[.R10]&gt;0.000000001;[.R10]*1000000000;&quot;&quot;))));&quot;&quot;)" table:number-columns-spanned="1" table:number-rows-spanned="2">
            <text:p/>
          </table:table-cell>
          <table:table-cell table:style-name="ce10" table:formula="of:=IF([.A11];IF([.J10];IF([.R10]&gt;1;&quot;A&quot;;IF([.R10]&gt;0.001;&quot;mA&quot;;IF([.R10]&gt;0.000001;&quot;uA&quot;;IF([.R10]&gt;0.000000001;&quot;nA&quot;;&quot;&quot;))));&quot;&quot;);&quot;&quot;)" table:number-columns-spanned="1" table:number-rows-spanned="2">
            <text:p/>
          </table:table-cell>
          <table:table-cell table:formula="of:=IF([.A10];1000000*[.E10]*[.D10]/POWER(2;16);&quot;&quot;)">
            <text:p/>
          </table:table-cell>
          <table:table-cell table:formula="of:=IF([.A10];[.F10]*1000000;&quot;&quot;)">
            <text:p/>
          </table:table-cell>
          <table:table-cell table:style-name="ce4" table:formula="of:=IF([.A10];1000*[.I10]*[.I10]*[.A10];&quot;&quot;)">
            <text:p/>
          </table:table-cell>
          <table:table-cell table:style-name="ce5" table:formula="of:=IF([.A10];1000*[.I10]*[.A10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1];3.3*20/([.E11]*POWER(2;16));&quot;&quot;)">
            <text:p/>
          </table:table-cell>
          <table:table-cell table:formula="of:=IF([.A11];3/[.E11];&quot;&quot;)">
            <text:p/>
          </table:table-cell>
          <table:table-cell table:formula="of:=IF([.A11];[.E10];&quot;&quot;)">
            <text:p/>
          </table:table-cell>
          <table:table-cell table:formula="of:=IF([.A11];[.C11]/[.A11];&quot;&quot;)">
            <text:p/>
          </table:table-cell>
          <table:table-cell table:style-name="ce4" table:formula="of:=IF([.F11]&gt;1;[.F11];IF([.F11]&gt;0.001;[.F11]*1000;IF([.F11]&gt;0.000001;1000000*[.F11];IF([.F11]&gt;[.F11]&gt;0.000000001;[.F11]*1000000000;&quot;&quot;))))">
            <text:p/>
          </table:table-cell>
          <table:table-cell table:formula="of:=IF([.A11];IF([.F11]&gt;1;&quot;A&quot;;IF([.F11]&gt;0.001;&quot;mA&quot;;IF([.F11]&gt;0.000001;&quot;uA&quot;;IF([.F11]&gt;0.000000001;&quot;nA&quot;;&quot;&quot;))));&quot;&quot;)">
            <text:p/>
          </table:table-cell>
          <table:table-cell table:formula="of:=IF([.A11];[.D11]/[.A11];&quot;&quot;)">
            <text:p/>
          </table:table-cell>
          <table:table-cell table:style-name="ce4" table:formula="of:=IF([.I11]&gt;1;[.I11];IF([.I11]&gt;0.001;[.I11]*1000;IF([.I11]&gt;0.000001;1000000*[.I11];IF([.I11]&gt;[.I11]&gt;0.000000001;[.I11]*1000000000;&quot;&quot;))))">
            <text:p/>
          </table:table-cell>
          <table:table-cell table:formula="of:=IF([.A11];IF([.I11]&gt;1;&quot;A&quot;;IF([.I11]&gt;0.001;&quot;mA&quot;;IF([.I11]&gt;0.000001;&quot;uA&quot;;IF([.I11]&gt;0.000000001;&quot;nA&quot;;&quot;&quot;))));&quot;&quot;)">
            <text:p/>
          </table:table-cell>
          <table:table-cell table:formula="of:=IF([.A11];[.I11]-[.F11];&quot;&quot;)">
            <text:p/>
          </table:table-cell>
          <table:table-cell table:style-name="ce4" table:formula="of:=IF([.L11]&gt;1;[.L11];IF([.L11]&gt;0.001;[.L11]*1000;IF([.L11]&gt;0.000001;1000000*[.L11];IF([.L11]&gt;[.L11]&gt;0.000000001;[.L11]*1000000000;&quot;&quot;))))">
            <text:p/>
          </table:table-cell>
          <table:table-cell table:formula="of:=IF([.A11];IF([.L11]&gt;1;&quot;A&quot;;IF([.L11]&gt;0.001;&quot;mA&quot;;IF([.L11]&gt;0.000001;&quot;uA&quot;;IF([.L11]&gt;0.000000001;&quot;nA&quot;;&quot;&quot;))));&quot;&quot;)">
            <text:p/>
          </table:table-cell>
          <table:table-cell table:style-name="ce6" table:formula="of:=IF([.A12];[.I12]-[.F11];&quot;&quot;)" table:number-columns-spanned="1" table:number-rows-spanned="2">
            <text:p/>
          </table:table-cell>
          <table:table-cell table:style-name="ce8" table:formula="of:=IF([.A12];IF([.O11]&gt;1;[.O11];IF([.O11]&gt;0.001;[.O11]*1000;IF([.O11]&gt;0.000001;1000000*[.O11];IF([.O11]&gt;[.O11]&gt;0.000000001;[.O11]*1000000000;&quot;&quot;))));&quot;&quot;)" table:number-columns-spanned="1" table:number-rows-spanned="2">
            <text:p/>
          </table:table-cell>
          <table:table-cell table:style-name="ce10" table:formula="of:=IF([.A12];IF([.G11];IF([.O11]&gt;1;&quot;A&quot;;IF([.O11]&gt;0.001;&quot;mA&quot;;IF([.O11]&gt;0.000001;&quot;uA&quot;;IF([.O11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formula="of:=IF([.A11];1000000*[.E11]*[.D11]/POWER(2;16);&quot;&quot;)">
            <text:p/>
          </table:table-cell>
          <table:table-cell table:formula="of:=IF([.A11];[.F11]*1000000;&quot;&quot;)">
            <text:p/>
          </table:table-cell>
          <table:table-cell table:style-name="ce4" table:formula="of:=IF([.A11];1000*[.I11]*[.I11]*[.A11];&quot;&quot;)">
            <text:p/>
          </table:table-cell>
          <table:table-cell table:style-name="ce5" table:formula="of:=IF([.A11];1000*[.I11]*[.A11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2];3.3*20/([.E12]*POWER(2;16));&quot;&quot;)">
            <text:p/>
          </table:table-cell>
          <table:table-cell table:formula="of:=IF([.A12];3/[.E12];&quot;&quot;)">
            <text:p/>
          </table:table-cell>
          <table:table-cell table:formula="of:=IF([.A12];[.E11];&quot;&quot;)">
            <text:p/>
          </table:table-cell>
          <table:table-cell table:formula="of:=IF([.A12];[.C12]/[.A12];&quot;&quot;)">
            <text:p/>
          </table:table-cell>
          <table:table-cell table:style-name="ce4" table:formula="of:=IF([.F12]&gt;1;[.F12];IF([.F12]&gt;0.001;[.F12]*1000;IF([.F12]&gt;0.000001;1000000*[.F12];IF([.F12]&gt;[.F12]&gt;0.000000001;[.F12]*1000000000;&quot;&quot;))))">
            <text:p/>
          </table:table-cell>
          <table:table-cell table:formula="of:=IF([.A12];IF([.F12]&gt;1;&quot;A&quot;;IF([.F12]&gt;0.001;&quot;mA&quot;;IF([.F12]&gt;0.000001;&quot;uA&quot;;IF([.F12]&gt;0.000000001;&quot;nA&quot;;&quot;&quot;))));&quot;&quot;)">
            <text:p/>
          </table:table-cell>
          <table:table-cell table:formula="of:=IF([.A12];[.D12]/[.A12];&quot;&quot;)">
            <text:p/>
          </table:table-cell>
          <table:table-cell table:style-name="ce4" table:formula="of:=IF([.I12]&gt;1;[.I12];IF([.I12]&gt;0.001;[.I12]*1000;IF([.I12]&gt;0.000001;1000000*[.I12];IF([.I12]&gt;[.I12]&gt;0.000000001;[.I12]*1000000000;&quot;&quot;))))">
            <text:p/>
          </table:table-cell>
          <table:table-cell table:formula="of:=IF([.A12];IF([.I12]&gt;1;&quot;A&quot;;IF([.I12]&gt;0.001;&quot;mA&quot;;IF([.I12]&gt;0.000001;&quot;uA&quot;;IF([.I12]&gt;0.000000001;&quot;nA&quot;;&quot;&quot;))));&quot;&quot;)">
            <text:p/>
          </table:table-cell>
          <table:table-cell table:formula="of:=IF([.A12];[.I12]-[.F12];&quot;&quot;)">
            <text:p/>
          </table:table-cell>
          <table:table-cell table:style-name="ce4" table:formula="of:=IF([.L12]&gt;1;[.L12];IF([.L12]&gt;0.001;[.L12]*1000;IF([.L12]&gt;0.000001;1000000*[.L12];IF([.L12]&gt;[.L12]&gt;0.000000001;[.L12]*1000000000;&quot;&quot;))))">
            <text:p/>
          </table:table-cell>
          <table:table-cell table:formula="of:=IF([.A12];IF([.L12]&gt;1;&quot;A&quot;;IF([.L12]&gt;0.001;&quot;mA&quot;;IF([.L12]&gt;0.000001;&quot;uA&quot;;IF([.L12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3];[.I13]-[.F12];&quot;&quot;)" table:number-columns-spanned="1" table:number-rows-spanned="2">
            <text:p/>
          </table:table-cell>
          <table:table-cell table:style-name="ce8" table:formula="of:=IF([.A13];IF([.R12]&gt;1;[.R12];IF([.R12]&gt;0.001;[.R12]*1000;IF([.R12]&gt;0.000001;1000000*[.R12];IF([.R12]&gt;[.R12]&gt;0.000000001;[.R12]*1000000000;&quot;&quot;))));&quot;&quot;)" table:number-columns-spanned="1" table:number-rows-spanned="2">
            <text:p/>
          </table:table-cell>
          <table:table-cell table:style-name="ce10" table:formula="of:=IF([.A13];IF([.J12];IF([.R12]&gt;1;&quot;A&quot;;IF([.R12]&gt;0.001;&quot;mA&quot;;IF([.R12]&gt;0.000001;&quot;uA&quot;;IF([.R12]&gt;0.000000001;&quot;nA&quot;;&quot;&quot;))));&quot;&quot;);&quot;&quot;)" table:number-columns-spanned="1" table:number-rows-spanned="2">
            <text:p/>
          </table:table-cell>
          <table:table-cell table:formula="of:=IF([.A12];1000000*[.E12]*[.D12]/POWER(2;16);&quot;&quot;)">
            <text:p/>
          </table:table-cell>
          <table:table-cell table:formula="of:=IF([.A12];[.F12]*1000000;&quot;&quot;)">
            <text:p/>
          </table:table-cell>
          <table:table-cell table:style-name="ce4" table:formula="of:=IF([.A12];1000*[.I12]*[.I12]*[.A12];&quot;&quot;)">
            <text:p/>
          </table:table-cell>
          <table:table-cell table:style-name="ce5" table:formula="of:=IF([.A12];1000*[.I12]*[.A12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3];3.3*20/([.E13]*POWER(2;16));&quot;&quot;)">
            <text:p/>
          </table:table-cell>
          <table:table-cell table:formula="of:=IF([.A13];3/[.E13];&quot;&quot;)">
            <text:p/>
          </table:table-cell>
          <table:table-cell table:formula="of:=IF([.A13];[.E12];&quot;&quot;)">
            <text:p/>
          </table:table-cell>
          <table:table-cell table:formula="of:=IF([.A13];[.C13]/[.A13];&quot;&quot;)">
            <text:p/>
          </table:table-cell>
          <table:table-cell table:style-name="ce4" table:formula="of:=IF([.F13]&gt;1;[.F13];IF([.F13]&gt;0.001;[.F13]*1000;IF([.F13]&gt;0.000001;1000000*[.F13];IF([.F13]&gt;[.F13]&gt;0.000000001;[.F13]*1000000000;&quot;&quot;))))">
            <text:p/>
          </table:table-cell>
          <table:table-cell table:formula="of:=IF([.A13];IF([.F13]&gt;1;&quot;A&quot;;IF([.F13]&gt;0.001;&quot;mA&quot;;IF([.F13]&gt;0.000001;&quot;uA&quot;;IF([.F13]&gt;0.000000001;&quot;nA&quot;;&quot;&quot;))));&quot;&quot;)">
            <text:p/>
          </table:table-cell>
          <table:table-cell table:formula="of:=IF([.A13];[.D13]/[.A13];&quot;&quot;)">
            <text:p/>
          </table:table-cell>
          <table:table-cell table:style-name="ce4" table:formula="of:=IF([.I13]&gt;1;[.I13];IF([.I13]&gt;0.001;[.I13]*1000;IF([.I13]&gt;0.000001;1000000*[.I13];IF([.I13]&gt;[.I13]&gt;0.000000001;[.I13]*1000000000;&quot;&quot;))))">
            <text:p/>
          </table:table-cell>
          <table:table-cell table:formula="of:=IF([.A13];IF([.I13]&gt;1;&quot;A&quot;;IF([.I13]&gt;0.001;&quot;mA&quot;;IF([.I13]&gt;0.000001;&quot;uA&quot;;IF([.I13]&gt;0.000000001;&quot;nA&quot;;&quot;&quot;))));&quot;&quot;)">
            <text:p/>
          </table:table-cell>
          <table:table-cell table:formula="of:=IF([.A13];[.I13]-[.F13];&quot;&quot;)">
            <text:p/>
          </table:table-cell>
          <table:table-cell table:style-name="ce4" table:formula="of:=IF([.L13]&gt;1;[.L13];IF([.L13]&gt;0.001;[.L13]*1000;IF([.L13]&gt;0.000001;1000000*[.L13];IF([.L13]&gt;[.L13]&gt;0.000000001;[.L13]*1000000000;&quot;&quot;))))">
            <text:p/>
          </table:table-cell>
          <table:table-cell table:formula="of:=IF([.A13];IF([.L13]&gt;1;&quot;A&quot;;IF([.L13]&gt;0.001;&quot;mA&quot;;IF([.L13]&gt;0.000001;&quot;uA&quot;;IF([.L13]&gt;0.000000001;&quot;nA&quot;;&quot;&quot;))));&quot;&quot;)">
            <text:p/>
          </table:table-cell>
          <table:table-cell table:style-name="ce6" table:formula="of:=IF([.A14];[.I14]-[.F13];&quot;&quot;)" table:number-columns-spanned="1" table:number-rows-spanned="2">
            <text:p/>
          </table:table-cell>
          <table:table-cell table:style-name="ce8" table:formula="of:=IF([.A14];IF([.O13]&gt;1;[.O13];IF([.O13]&gt;0.001;[.O13]*1000;IF([.O13]&gt;0.000001;1000000*[.O13];IF([.O13]&gt;[.O13]&gt;0.000000001;[.O13]*1000000000;&quot;&quot;))));&quot;&quot;)" table:number-columns-spanned="1" table:number-rows-spanned="2">
            <text:p/>
          </table:table-cell>
          <table:table-cell table:style-name="ce10" table:formula="of:=IF([.A14];IF([.G13];IF([.O13]&gt;1;&quot;A&quot;;IF([.O13]&gt;0.001;&quot;mA&quot;;IF([.O13]&gt;0.000001;&quot;uA&quot;;IF([.O13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formula="of:=IF([.A13];1000000*[.E13]*[.D13]/POWER(2;16);&quot;&quot;)">
            <text:p/>
          </table:table-cell>
          <table:table-cell table:formula="of:=IF([.A13];[.F13]*1000000;&quot;&quot;)">
            <text:p/>
          </table:table-cell>
          <table:table-cell table:style-name="ce4" table:formula="of:=IF([.A13];1000*[.I13]*[.I13]*[.A13];&quot;&quot;)">
            <text:p/>
          </table:table-cell>
          <table:table-cell table:style-name="ce5" table:formula="of:=IF([.A13];1000*[.I13]*[.A13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4];3.3*20/([.E14]*POWER(2;16));&quot;&quot;)">
            <text:p/>
          </table:table-cell>
          <table:table-cell table:formula="of:=IF([.A14];3/[.E14];&quot;&quot;)">
            <text:p/>
          </table:table-cell>
          <table:table-cell table:formula="of:=IF([.A14];[.E13];&quot;&quot;)">
            <text:p/>
          </table:table-cell>
          <table:table-cell table:formula="of:=IF([.A14];[.C14]/[.A14];&quot;&quot;)">
            <text:p/>
          </table:table-cell>
          <table:table-cell table:style-name="ce4" table:formula="of:=IF([.F14]&gt;1;[.F14];IF([.F14]&gt;0.001;[.F14]*1000;IF([.F14]&gt;0.000001;1000000*[.F14];IF([.F14]&gt;[.F14]&gt;0.000000001;[.F14]*1000000000;&quot;&quot;))))">
            <text:p/>
          </table:table-cell>
          <table:table-cell table:formula="of:=IF([.A14];IF([.F14]&gt;1;&quot;A&quot;;IF([.F14]&gt;0.001;&quot;mA&quot;;IF([.F14]&gt;0.000001;&quot;uA&quot;;IF([.F14]&gt;0.000000001;&quot;nA&quot;;&quot;&quot;))));&quot;&quot;)">
            <text:p/>
          </table:table-cell>
          <table:table-cell table:formula="of:=IF([.A14];[.D14]/[.A14];&quot;&quot;)">
            <text:p/>
          </table:table-cell>
          <table:table-cell table:style-name="ce4" table:formula="of:=IF([.I14]&gt;1;[.I14];IF([.I14]&gt;0.001;[.I14]*1000;IF([.I14]&gt;0.000001;1000000*[.I14];IF([.I14]&gt;[.I14]&gt;0.000000001;[.I14]*1000000000;&quot;&quot;))))">
            <text:p/>
          </table:table-cell>
          <table:table-cell table:formula="of:=IF([.A14];IF([.I14]&gt;1;&quot;A&quot;;IF([.I14]&gt;0.001;&quot;mA&quot;;IF([.I14]&gt;0.000001;&quot;uA&quot;;IF([.I14]&gt;0.000000001;&quot;nA&quot;;&quot;&quot;))));&quot;&quot;)">
            <text:p/>
          </table:table-cell>
          <table:table-cell table:formula="of:=IF([.A14];[.I14]-[.F14];&quot;&quot;)">
            <text:p/>
          </table:table-cell>
          <table:table-cell table:style-name="ce4" table:formula="of:=IF([.L14]&gt;1;[.L14];IF([.L14]&gt;0.001;[.L14]*1000;IF([.L14]&gt;0.000001;1000000*[.L14];IF([.L14]&gt;[.L14]&gt;0.000000001;[.L14]*1000000000;&quot;&quot;))))">
            <text:p/>
          </table:table-cell>
          <table:table-cell table:formula="of:=IF([.A14];IF([.L14]&gt;1;&quot;A&quot;;IF([.L14]&gt;0.001;&quot;mA&quot;;IF([.L14]&gt;0.000001;&quot;uA&quot;;IF([.L14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5];[.I15]-[.F14];&quot;&quot;)" table:number-columns-spanned="1" table:number-rows-spanned="2">
            <text:p/>
          </table:table-cell>
          <table:table-cell table:style-name="ce8" table:formula="of:=IF([.A15];IF([.R14]&gt;1;[.R14];IF([.R14]&gt;0.001;[.R14]*1000;IF([.R14]&gt;0.000001;1000000*[.R14];IF([.R14]&gt;[.R14]&gt;0.000000001;[.R14]*1000000000;&quot;&quot;))));&quot;&quot;)" table:number-columns-spanned="1" table:number-rows-spanned="2">
            <text:p/>
          </table:table-cell>
          <table:table-cell table:style-name="ce10" table:formula="of:=IF([.A15];IF([.J14];IF([.R14]&gt;1;&quot;A&quot;;IF([.R14]&gt;0.001;&quot;mA&quot;;IF([.R14]&gt;0.000001;&quot;uA&quot;;IF([.R14]&gt;0.000000001;&quot;nA&quot;;&quot;&quot;))));&quot;&quot;);&quot;&quot;)" table:number-columns-spanned="1" table:number-rows-spanned="2">
            <text:p/>
          </table:table-cell>
          <table:table-cell table:formula="of:=IF([.A14];1000000*[.E14]*[.D14]/POWER(2;16);&quot;&quot;)">
            <text:p/>
          </table:table-cell>
          <table:table-cell table:formula="of:=IF([.A14];[.F14]*1000000;&quot;&quot;)">
            <text:p/>
          </table:table-cell>
          <table:table-cell table:style-name="ce4" table:formula="of:=IF([.A14];1000*[.I14]*[.I14]*[.A14];&quot;&quot;)">
            <text:p/>
          </table:table-cell>
          <table:table-cell table:style-name="ce5" table:formula="of:=IF([.A14];1000*[.I14]*[.A14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5];3.3*20/([.E15]*POWER(2;16));&quot;&quot;)">
            <text:p/>
          </table:table-cell>
          <table:table-cell table:formula="of:=IF([.A15];3/[.E15];&quot;&quot;)">
            <text:p/>
          </table:table-cell>
          <table:table-cell table:formula="of:=IF([.A15];[.E14];&quot;&quot;)">
            <text:p/>
          </table:table-cell>
          <table:table-cell table:formula="of:=IF([.A15];[.C15]/[.A15];&quot;&quot;)">
            <text:p/>
          </table:table-cell>
          <table:table-cell table:style-name="ce4" table:formula="of:=IF([.F15]&gt;1;[.F15];IF([.F15]&gt;0.001;[.F15]*1000;IF([.F15]&gt;0.000001;1000000*[.F15];IF([.F15]&gt;[.F15]&gt;0.000000001;[.F15]*1000000000;&quot;&quot;))))">
            <text:p/>
          </table:table-cell>
          <table:table-cell table:formula="of:=IF([.A15];IF([.F15]&gt;1;&quot;A&quot;;IF([.F15]&gt;0.001;&quot;mA&quot;;IF([.F15]&gt;0.000001;&quot;uA&quot;;IF([.F15]&gt;0.000000001;&quot;nA&quot;;&quot;&quot;))));&quot;&quot;)">
            <text:p/>
          </table:table-cell>
          <table:table-cell table:formula="of:=IF([.A15];[.D15]/[.A15];&quot;&quot;)">
            <text:p/>
          </table:table-cell>
          <table:table-cell table:style-name="ce4" table:formula="of:=IF([.I15]&gt;1;[.I15];IF([.I15]&gt;0.001;[.I15]*1000;IF([.I15]&gt;0.000001;1000000*[.I15];IF([.I15]&gt;[.I15]&gt;0.000000001;[.I15]*1000000000;&quot;&quot;))))">
            <text:p/>
          </table:table-cell>
          <table:table-cell table:formula="of:=IF([.A15];IF([.I15]&gt;1;&quot;A&quot;;IF([.I15]&gt;0.001;&quot;mA&quot;;IF([.I15]&gt;0.000001;&quot;uA&quot;;IF([.I15]&gt;0.000000001;&quot;nA&quot;;&quot;&quot;))));&quot;&quot;)">
            <text:p/>
          </table:table-cell>
          <table:table-cell table:formula="of:=IF([.A15];[.I15]-[.F15];&quot;&quot;)">
            <text:p/>
          </table:table-cell>
          <table:table-cell table:style-name="ce4" table:formula="of:=IF([.L15]&gt;1;[.L15];IF([.L15]&gt;0.001;[.L15]*1000;IF([.L15]&gt;0.000001;1000000*[.L15];IF([.L15]&gt;[.L15]&gt;0.000000001;[.L15]*1000000000;&quot;&quot;))))">
            <text:p/>
          </table:table-cell>
          <table:table-cell table:formula="of:=IF([.A15];IF([.L15]&gt;1;&quot;A&quot;;IF([.L15]&gt;0.001;&quot;mA&quot;;IF([.L15]&gt;0.000001;&quot;uA&quot;;IF([.L15]&gt;0.000000001;&quot;nA&quot;;&quot;&quot;))));&quot;&quot;)">
            <text:p/>
          </table:table-cell>
          <table:table-cell table:style-name="ce6" table:formula="of:=IF([.A16];[.I16]-[.F15];&quot;&quot;)" table:number-columns-spanned="1" table:number-rows-spanned="2">
            <text:p/>
          </table:table-cell>
          <table:table-cell table:style-name="ce8" table:formula="of:=IF([.A16];IF([.O15]&gt;1;[.O15];IF([.O15]&gt;0.001;[.O15]*1000;IF([.O15]&gt;0.000001;1000000*[.O15];IF([.O15]&gt;[.O15]&gt;0.000000001;[.O15]*1000000000;&quot;&quot;))));&quot;&quot;)" table:number-columns-spanned="1" table:number-rows-spanned="2">
            <text:p/>
          </table:table-cell>
          <table:table-cell table:style-name="ce10" table:formula="of:=IF([.A16];IF([.G15];IF([.O15]&gt;1;&quot;A&quot;;IF([.O15]&gt;0.001;&quot;mA&quot;;IF([.O15]&gt;0.000001;&quot;uA&quot;;IF([.O15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formula="of:=IF([.A15];1000000*[.E15]*[.D15]/POWER(2;16);&quot;&quot;)">
            <text:p/>
          </table:table-cell>
          <table:table-cell table:formula="of:=IF([.A15];[.F15]*1000000;&quot;&quot;)">
            <text:p/>
          </table:table-cell>
          <table:table-cell table:style-name="ce4" table:formula="of:=IF([.A15];1000*[.I15]*[.I15]*[.A15];&quot;&quot;)">
            <text:p/>
          </table:table-cell>
          <table:table-cell table:style-name="ce5" table:formula="of:=IF([.A15];1000*[.I15]*[.A15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6];3.3*20/([.E16]*POWER(2;16));&quot;&quot;)">
            <text:p/>
          </table:table-cell>
          <table:table-cell table:formula="of:=IF([.A16];3/[.E16];&quot;&quot;)">
            <text:p/>
          </table:table-cell>
          <table:table-cell table:formula="of:=IF([.A16];[.E15];&quot;&quot;)">
            <text:p/>
          </table:table-cell>
          <table:table-cell table:formula="of:=IF([.A16];[.C16]/[.A16];&quot;&quot;)">
            <text:p/>
          </table:table-cell>
          <table:table-cell table:style-name="ce4" table:formula="of:=IF([.F16]&gt;1;[.F16];IF([.F16]&gt;0.001;[.F16]*1000;IF([.F16]&gt;0.000001;1000000*[.F16];IF([.F16]&gt;[.F16]&gt;0.000000001;[.F16]*1000000000;&quot;&quot;))))">
            <text:p/>
          </table:table-cell>
          <table:table-cell table:formula="of:=IF([.A16];IF([.F16]&gt;1;&quot;A&quot;;IF([.F16]&gt;0.001;&quot;mA&quot;;IF([.F16]&gt;0.000001;&quot;uA&quot;;IF([.F16]&gt;0.000000001;&quot;nA&quot;;&quot;&quot;))));&quot;&quot;)">
            <text:p/>
          </table:table-cell>
          <table:table-cell table:formula="of:=IF([.A16];[.D16]/[.A16];&quot;&quot;)">
            <text:p/>
          </table:table-cell>
          <table:table-cell table:style-name="ce4" table:formula="of:=IF([.I16]&gt;1;[.I16];IF([.I16]&gt;0.001;[.I16]*1000;IF([.I16]&gt;0.000001;1000000*[.I16];IF([.I16]&gt;[.I16]&gt;0.000000001;[.I16]*1000000000;&quot;&quot;))))">
            <text:p/>
          </table:table-cell>
          <table:table-cell table:formula="of:=IF([.A16];IF([.I16]&gt;1;&quot;A&quot;;IF([.I16]&gt;0.001;&quot;mA&quot;;IF([.I16]&gt;0.000001;&quot;uA&quot;;IF([.I16]&gt;0.000000001;&quot;nA&quot;;&quot;&quot;))));&quot;&quot;)">
            <text:p/>
          </table:table-cell>
          <table:table-cell table:formula="of:=IF([.A16];[.I16]-[.F16];&quot;&quot;)">
            <text:p/>
          </table:table-cell>
          <table:table-cell table:style-name="ce4" table:formula="of:=IF([.L16]&gt;1;[.L16];IF([.L16]&gt;0.001;[.L16]*1000;IF([.L16]&gt;0.000001;1000000*[.L16];IF([.L16]&gt;[.L16]&gt;0.000000001;[.L16]*1000000000;&quot;&quot;))))">
            <text:p/>
          </table:table-cell>
          <table:table-cell table:formula="of:=IF([.A16];IF([.L16]&gt;1;&quot;A&quot;;IF([.L16]&gt;0.001;&quot;mA&quot;;IF([.L16]&gt;0.000001;&quot;uA&quot;;IF([.L16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6" table:formula="of:=IF([.A17];[.I17]-[.F16];&quot;&quot;)" table:number-columns-spanned="1" table:number-rows-spanned="2">
            <text:p/>
          </table:table-cell>
          <table:table-cell table:style-name="ce8" table:formula="of:=IF([.A17];IF([.R16]&gt;1;[.R16];IF([.R16]&gt;0.001;[.R16]*1000;IF([.R16]&gt;0.000001;1000000*[.R16];IF([.R16]&gt;[.R16]&gt;0.000000001;[.R16]*1000000000;&quot;&quot;))));&quot;&quot;)" table:number-columns-spanned="1" table:number-rows-spanned="2">
            <text:p/>
          </table:table-cell>
          <table:table-cell table:style-name="ce10" table:formula="of:=IF([.A17];IF([.J16];IF([.R16]&gt;1;&quot;A&quot;;IF([.R16]&gt;0.001;&quot;mA&quot;;IF([.R16]&gt;0.000001;&quot;uA&quot;;IF([.R16]&gt;0.000000001;&quot;nA&quot;;&quot;&quot;))));&quot;&quot;);&quot;&quot;)" table:number-columns-spanned="1" table:number-rows-spanned="2">
            <text:p/>
          </table:table-cell>
          <table:table-cell table:formula="of:=IF([.A16];1000000*[.E16]*[.D16]/POWER(2;16);&quot;&quot;)">
            <text:p/>
          </table:table-cell>
          <table:table-cell table:formula="of:=IF([.A16];[.F16]*1000000;&quot;&quot;)">
            <text:p/>
          </table:table-cell>
          <table:table-cell table:style-name="ce4" table:formula="of:=IF([.A16];1000*[.I16]*[.I16]*[.A16];&quot;&quot;)">
            <text:p/>
          </table:table-cell>
          <table:table-cell table:style-name="ce5" table:formula="of:=IF([.A16];1000*[.I16]*[.A16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7];3.3*20/([.E17]*POWER(2;16));&quot;&quot;)">
            <text:p/>
          </table:table-cell>
          <table:table-cell table:formula="of:=IF([.A17];3/[.E17];&quot;&quot;)">
            <text:p/>
          </table:table-cell>
          <table:table-cell table:formula="of:=IF([.A17];[.E16];&quot;&quot;)">
            <text:p/>
          </table:table-cell>
          <table:table-cell table:formula="of:=IF([.A17];[.C17]/[.A17];&quot;&quot;)">
            <text:p/>
          </table:table-cell>
          <table:table-cell table:style-name="ce4" table:formula="of:=IF([.F17]&gt;1;[.F17];IF([.F17]&gt;0.001;[.F17]*1000;IF([.F17]&gt;0.000001;1000000*[.F17];IF([.F17]&gt;[.F17]&gt;0.000000001;[.F17]*1000000000;&quot;&quot;))))">
            <text:p/>
          </table:table-cell>
          <table:table-cell table:formula="of:=IF([.A17];IF([.F17]&gt;1;&quot;A&quot;;IF([.F17]&gt;0.001;&quot;mA&quot;;IF([.F17]&gt;0.000001;&quot;uA&quot;;IF([.F17]&gt;0.000000001;&quot;nA&quot;;&quot;&quot;))));&quot;&quot;)">
            <text:p/>
          </table:table-cell>
          <table:table-cell table:formula="of:=IF([.A17];[.D17]/[.A17];&quot;&quot;)">
            <text:p/>
          </table:table-cell>
          <table:table-cell table:style-name="ce4" table:formula="of:=IF([.I17]&gt;1;[.I17];IF([.I17]&gt;0.001;[.I17]*1000;IF([.I17]&gt;0.000001;1000000*[.I17];IF([.I17]&gt;[.I17]&gt;0.000000001;[.I17]*1000000000;&quot;&quot;))))">
            <text:p/>
          </table:table-cell>
          <table:table-cell table:formula="of:=IF([.A17];IF([.I17]&gt;1;&quot;A&quot;;IF([.I17]&gt;0.001;&quot;mA&quot;;IF([.I17]&gt;0.000001;&quot;uA&quot;;IF([.I17]&gt;0.000000001;&quot;nA&quot;;&quot;&quot;))));&quot;&quot;)">
            <text:p/>
          </table:table-cell>
          <table:table-cell table:formula="of:=IF([.A17];[.I17]-[.F17];&quot;&quot;)">
            <text:p/>
          </table:table-cell>
          <table:table-cell table:style-name="ce4" table:formula="of:=IF([.L17]&gt;1;[.L17];IF([.L17]&gt;0.001;[.L17]*1000;IF([.L17]&gt;0.000001;1000000*[.L17];IF([.L17]&gt;[.L17]&gt;0.000000001;[.L17]*1000000000;&quot;&quot;))))">
            <text:p/>
          </table:table-cell>
          <table:table-cell table:formula="of:=IF([.A17];IF([.L17]&gt;1;&quot;A&quot;;IF([.L17]&gt;0.001;&quot;mA&quot;;IF([.L17]&gt;0.000001;&quot;uA&quot;;IF([.L17]&gt;0.000000001;&quot;nA&quot;;&quot;&quot;))));&quot;&quot;)">
            <text:p/>
          </table:table-cell>
          <table:table-cell table:style-name="ce6" table:formula="of:=IF([.A18];[.I18]-[.F17];&quot;&quot;)" table:number-columns-spanned="1" table:number-rows-spanned="2">
            <text:p/>
          </table:table-cell>
          <table:table-cell table:style-name="ce8" table:formula="of:=IF([.A18];IF([.O17]&gt;1;[.O17];IF([.O17]&gt;0.001;[.O17]*1000;IF([.O17]&gt;0.000001;1000000*[.O17];IF([.O17]&gt;[.O17]&gt;0.000000001;[.O17]*1000000000;&quot;&quot;))));&quot;&quot;)" table:number-columns-spanned="1" table:number-rows-spanned="2">
            <text:p/>
          </table:table-cell>
          <table:table-cell table:style-name="ce10" table:formula="of:=IF([.A18];IF([.G17];IF([.O17]&gt;1;&quot;A&quot;;IF([.O17]&gt;0.001;&quot;mA&quot;;IF([.O17]&gt;0.000001;&quot;uA&quot;;IF([.O17]&gt;0.000000001;&quot;nA&quot;;&quot;&quot;))));&quot;&quot;);&quot;&quot;)" table:number-columns-spanned="1" table:number-rows-spanned="2">
            <text:p/>
          </table:table-cell>
          <table:covered-table-cell table:style-name="ce7"/>
          <table:covered-table-cell table:style-name="ce9"/>
          <table:covered-table-cell table:style-name="ce11"/>
          <table:table-cell table:formula="of:=IF([.A17];1000000*[.E17]*[.D17]/POWER(2;16);&quot;&quot;)">
            <text:p/>
          </table:table-cell>
          <table:table-cell table:formula="of:=IF([.A17];[.F17]*1000000;&quot;&quot;)">
            <text:p/>
          </table:table-cell>
          <table:table-cell table:style-name="ce4" table:formula="of:=IF([.A17];1000*[.I17]*[.I17]*[.A17];&quot;&quot;)">
            <text:p/>
          </table:table-cell>
          <table:table-cell table:style-name="ce5" table:formula="of:=IF([.A17];1000*[.I17]*[.A17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/>
          <table:table-cell table:style-name="ce3"/>
          <table:table-cell table:formula="of:=IF([.A18];3.3*20/([.E18]*POWER(2;16));&quot;&quot;)">
            <text:p/>
          </table:table-cell>
          <table:table-cell table:formula="of:=IF([.A18];3/[.E18];&quot;&quot;)">
            <text:p/>
          </table:table-cell>
          <table:table-cell table:formula="of:=IF([.A18];[.E17];&quot;&quot;)">
            <text:p/>
          </table:table-cell>
          <table:table-cell table:formula="of:=IF([.A18];[.C18]/[.A18];&quot;&quot;)">
            <text:p/>
          </table:table-cell>
          <table:table-cell table:style-name="ce4" table:formula="of:=IF([.F18]&gt;1;[.F18];IF([.F18]&gt;0.001;[.F18]*1000;IF([.F18]&gt;0.000001;1000000*[.F18];IF([.F18]&gt;[.F18]&gt;0.000000001;[.F18]*1000000000;&quot;&quot;))))">
            <text:p/>
          </table:table-cell>
          <table:table-cell table:formula="of:=IF([.A18];IF([.F18]&gt;1;&quot;A&quot;;IF([.F18]&gt;0.001;&quot;mA&quot;;IF([.F18]&gt;0.000001;&quot;uA&quot;;IF([.F18]&gt;0.000000001;&quot;nA&quot;;&quot;&quot;))));&quot;&quot;)">
            <text:p/>
          </table:table-cell>
          <table:table-cell table:formula="of:=IF([.A18];[.D18]/[.A18];&quot;&quot;)">
            <text:p/>
          </table:table-cell>
          <table:table-cell table:style-name="ce4" table:formula="of:=IF([.I18]&gt;1;[.I18];IF([.I18]&gt;0.001;[.I18]*1000;IF([.I18]&gt;0.000001;1000000*[.I18];IF([.I18]&gt;[.I18]&gt;0.000000001;[.I18]*1000000000;&quot;&quot;))))">
            <text:p/>
          </table:table-cell>
          <table:table-cell table:formula="of:=IF([.A18];IF([.I18]&gt;1;&quot;A&quot;;IF([.I18]&gt;0.001;&quot;mA&quot;;IF([.I18]&gt;0.000001;&quot;uA&quot;;IF([.I18]&gt;0.000000001;&quot;nA&quot;;&quot;&quot;))));&quot;&quot;)">
            <text:p/>
          </table:table-cell>
          <table:table-cell table:formula="of:=IF([.A18];[.I18]-[.F18];&quot;&quot;)">
            <text:p/>
          </table:table-cell>
          <table:table-cell table:style-name="ce4" table:formula="of:=IF([.L18]&gt;1;[.L18];IF([.L18]&gt;0.001;[.L18]*1000;IF([.L18]&gt;0.000001;1000000*[.L18];IF([.L18]&gt;[.L18]&gt;0.000000001;[.L18]*1000000000;&quot;&quot;))))">
            <text:p/>
          </table:table-cell>
          <table:table-cell table:formula="of:=IF([.A18];IF([.L18]&gt;1;&quot;A&quot;;IF([.L18]&gt;0.001;&quot;mA&quot;;IF([.L18]&gt;0.000001;&quot;uA&quot;;IF([.L18]&gt;0.000000001;&quot;nA&quot;;&quot;&quot;))));&quot;&quot;)">
            <text:p/>
          </table:table-cell>
          <table:covered-table-cell table:style-name="ce7"/>
          <table:covered-table-cell table:style-name="ce9"/>
          <table:covered-table-cell table:style-name="ce11"/>
          <table:table-cell table:style-name="ce7"/>
          <table:table-cell table:number-columns-repeated="2"/>
          <table:table-cell table:formula="of:=IF([.A18];1000000*[.E18]*[.D18]/POWER(2;16);&quot;&quot;)">
            <text:p/>
          </table:table-cell>
          <table:table-cell table:formula="of:=IF([.A18];[.F18]*1000000;&quot;&quot;)">
            <text:p/>
          </table:table-cell>
          <table:table-cell table:style-name="ce4" table:formula="of:=IF([.A18];1000*[.I18]*[.I18]*[.A18];&quot;&quot;)">
            <text:p/>
          </table:table-cell>
          <table:table-cell table:style-name="ce5" table:formula="of:=IF([.A18];1000*[.I18]*[.A18];&quot;&quot;)">
            <text:p/>
          </table:table-cell>
          <table:table-cell table:style-name="ce12"/>
          <table:table-cell table:number-columns-repeated="999"/>
        </table:table-row>
        <table:table-row table:style-name="ro2">
          <table:table-cell table:number-columns-repeated="36" office:value-type="string">
            <text:p>EOF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4"/>
          <table:table-cell table:style-name="ce13"/>
          <table:table-cell table:number-columns-repeated="99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number:number-style style:name="N814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10/24/2015</text:date>, <text:time>12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2-bit" style:display-name="PageStyle_12-b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-bit" style:display-name="PageStyle_16-b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4T12:21:59</dc:date>
    <meta:generator>OpenOffice/4.1.1$Win32 OpenOffice.org_project/411m6$Build-9775</meta:generator>
    <meta:editing-duration>PT10M38S</meta:editing-duration>
    <meta:editing-cycles>3</meta:editing-cycles>
    <meta:document-statistic meta:table-count="2" meta:cell-count="6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stacked="true" chart:vertical="true" chart:auto-position="true" chart:auto-size="true" chart:treat-empty-cells="leave-gap"/>
    </style:style>
    <style:style style:name="ch3" style:family="chart" style:data-style-name="N8000">
      <style:chart-properties chart:display-label="true" chart:logarithmic="false" chart:reverse-direction="true" text:line-break="false" chart:label-arrangement="side-by-sid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 style:data-style-name="N8000">
      <style:chart-properties chart:display-label="true" chart:logarithmic="true" chart:maximum="100" chart:gap-width="150" chart:overlap="10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="none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8" style:family="chart">
      <style:graphic-properties svg:stroke-width="0.071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7.866cm" svg:height="26.277cm" xlink:href=".." xlink:type="simple" chart:class="chart:bar" chart:style-name="ch1">
        <chart:plot-area chart:style-name="ch2" table:cell-range-address="'12-bit'.A5:'12-bit'.A18 '12-bit'.F4:'12-bit'.F18 '12-bit'.L4:'12-bit'.L18" chart:data-source-has-labels="both" svg:x="1.207cm" svg:y="2.235cm" svg:width="35.145cm" svg:height="23.097cm">
          <chartooo:coordinate-region svg:x="1.71cm" svg:y="2.884cm" svg:width="34.362cm" svg:height="22.448cm"/>
          <chart:axis chart:dimension="x" chart:name="primary-x" chart:style-name="ch3" chartooo:axis-type="auto">
            <chartooo:date-scale/>
            <chart:categories table:cell-range-address="'12-bit'.A5:'12-bit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2-bit'.F5:'12-bit'.F18" chart:label-cell-address="'12-bit'.F4:'12-bit'.F4" chart:class="chart:bar">
            <chart:data-point chart:repeated="14"/>
          </chart:series>
          <chart:series chart:style-name="ch7" chart:values-cell-range-address="'12-bit'.L5:'12-bit'.L18" chart:label-cell-address="'12-bit'.L4:'12-bit'.L4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(A)</text:p>
                <draw:g>
                  <svg:desc>'12-bit'.F4:'12-bit'.F4</svg:desc>
                </draw:g>
              </table:table-cell>
              <table:table-cell office:value-type="string">
                <text:p>Range (A)</text:p>
                <draw:g>
                  <svg:desc>'12-bit'.L4:'12-bit'.L4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'12-bit'.A5:'12-bit'.A18</svg:desc>
                </draw:g>
              </table:table-cell>
              <table:table-cell office:value-type="float" office:value="0.0322265625">
                <text:p>0.0322265625</text:p>
                <draw:g>
                  <svg:desc>'12-bit'.F5:'12-bit'.F18</svg:desc>
                </draw:g>
              </table:table-cell>
              <table:table-cell office:value-type="float" office:value="6.5677734375">
                <text:p>6.5677734375</text:p>
                <draw:g>
                  <svg:desc>'12-bit'.L5:'12-bit'.L18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01611328125">
                <text:p>0.001611328125</text:p>
              </table:table-cell>
              <table:table-cell office:value-type="float" office:value="0.328388671875">
                <text:p>0.3283886718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1611328125">
                <text:p>0.0001611328125</text:p>
              </table:table-cell>
              <table:table-cell office:value-type="float" office:value="0.0328388671875">
                <text:p>0.032838867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1611328125">
                <text:p>0.00001611328125</text:p>
              </table:table-cell>
              <table:table-cell office:value-type="float" office:value="0.00328388671875">
                <text:p>0.00328388671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611328125">
                <text:p>0.000001611328125</text:p>
              </table:table-cell>
              <table:table-cell office:value-type="float" office:value="0.000328388671875">
                <text:p>0.0003283886718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1611328125">
                <text:p>0.0000001611328125</text:p>
              </table:table-cell>
              <table:table-cell office:value-type="float" office:value="0.0000328388671875">
                <text:p>0.00003283886718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1611328125">
                <text:p>0.00000001611328125</text:p>
              </table:table-cell>
              <table:table-cell office:value-type="float" office:value="0.00000328388671875">
                <text:p>0.000003283886718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01611328125">
                <text:p>0.000000001611328125</text:p>
              </table:table-cell>
              <table:table-cell office:value-type="float" office:value="0.000000328388671875">
                <text:p>0.0000003283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stacked="true" chart:vertical="true" chart:auto-position="true" chart:auto-size="true" chart:treat-empty-cells="leave-gap"/>
    </style:style>
    <style:style style:name="ch3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 style:data-style-name="N8000">
      <style:chart-properties chart:display-label="true" chart:logarithmic="false" chart:gap-width="150" chart:overlap="100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="none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71cm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37.865cm" svg:height="24.072cm" xlink:href=".." xlink:type="simple" chart:class="chart:bar" chart:style-name="ch1">
        <chart:plot-area chart:style-name="ch2" table:cell-range-address="'16-bit'.A5:'16-bit'.A10 '16-bit'.F4:'16-bit'.F10 '16-bit'.L4:'16-bit'.L10" chart:data-source-has-labels="both" svg:x="1.207cm" svg:y="2.059cm" svg:width="35.144cm" svg:height="21.112cm">
          <chartooo:coordinate-region svg:x="1.207cm" svg:y="2.059cm" svg:width="35.144cm" svg:height="21.112cm"/>
          <chart:axis chart:dimension="x" chart:name="primary-x" chart:style-name="ch3" chartooo:axis-type="text">
            <chart:categories table:cell-range-address="'16-bit'.A5:'16-bit'.A10"/>
          </chart:axis>
          <chart:axis chart:dimension="y" chart:name="primary-y" chart:style-name="ch4"/>
          <chart:series chart:style-name="ch5" chart:values-cell-range-address="'16-bit'.F5:'16-bit'.F10" chart:label-cell-address="'16-bit'.F4:'16-bit'.F4" chart:class="chart:bar">
            <chart:data-point chart:repeated="6"/>
          </chart:series>
          <chart:series chart:style-name="ch6" chart:values-cell-range-address="'16-bit'.L5:'16-bit'.L10" chart:label-cell-address="'16-bit'.L4:'16-bit'.L4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(A)</text:p>
                <draw:g>
                  <svg:desc>'16-bit'.F4:'16-bit'.F4</svg:desc>
                </draw:g>
              </table:table-cell>
              <table:table-cell office:value-type="string">
                <text:p>Range (A)</text:p>
                <draw:g>
                  <svg:desc>'16-bit'.L4:'16-bit'.L4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'16-bit'.A5:'16-bit'.A10</svg:desc>
                </draw:g>
              </table:table-cell>
              <table:table-cell office:value-type="float" office:value="0.013427734375">
                <text:p>0.013427734375</text:p>
                <draw:g>
                  <svg:desc>'16-bit'.F5:'16-bit'.F10</svg:desc>
                </draw:g>
              </table:table-cell>
              <table:table-cell office:value-type="float" office:value="9.986572265625">
                <text:p>9.986572265625</text:p>
                <draw:g>
                  <svg:desc>'16-bit'.L5:'16-bit'.L1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13427734375">
                <text:p>0.00013427734375</text:p>
              </table:table-cell>
              <table:table-cell office:value-type="float" office:value="0.09986572265625">
                <text:p>0.099865722656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3427734375">
                <text:p>0.0000013427734375</text:p>
              </table:table-cell>
              <table:table-cell office:value-type="float" office:value="0.0009986572265625">
                <text:p>0.00099865722656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13427734375">
                <text:p>0.00000013427734375</text:p>
              </table:table-cell>
              <table:table-cell office:value-type="float" office:value="0.00009986572265625">
                <text:p>0.00009986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